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ef4f" officeooo:paragraph-rsid="0004ef4f"/>
    </style:style>
    <style:style style:name="P2" style:family="paragraph" style:parent-style-name="Standard">
      <style:text-properties fo:font-weight="bold" officeooo:rsid="0004ef4f" officeooo:paragraph-rsid="0004ef4f" style:font-weight-asian="bold" style:font-weight-complex="bold"/>
    </style:style>
    <style:style style:name="P3" style:family="paragraph" style:parent-style-name="Standard">
      <style:text-properties officeooo:rsid="00053435" officeooo:paragraph-rsid="00053435"/>
    </style:style>
    <style:style style:name="P4" style:family="paragraph" style:parent-style-name="Standard">
      <style:text-properties officeooo:rsid="00053435" officeooo:paragraph-rsid="0009f9a3"/>
    </style:style>
    <style:style style:name="P5" style:family="paragraph" style:parent-style-name="Standard">
      <style:text-properties officeooo:rsid="0008ba38" officeooo:paragraph-rsid="0008ba38"/>
    </style:style>
    <style:style style:name="P6" style:family="paragraph" style:parent-style-name="Standard">
      <style:text-properties officeooo:rsid="0008c40c" officeooo:paragraph-rsid="0008c40c"/>
    </style:style>
    <style:style style:name="P7" style:family="paragraph" style:parent-style-name="Standard">
      <style:text-properties officeooo:rsid="0009f9a3" officeooo:paragraph-rsid="0009f9a3"/>
    </style:style>
    <style:style style:name="P8" style:family="paragraph" style:parent-style-name="Standard">
      <style:text-properties officeooo:rsid="000b9d3c" officeooo:paragraph-rsid="0009f9a3"/>
    </style:style>
    <style:style style:name="P9" style:family="paragraph" style:parent-style-name="Standard">
      <style:text-properties officeooo:rsid="000ffaa2" officeooo:paragraph-rsid="000ffaa2"/>
    </style:style>
    <style:style style:name="P10" style:family="paragraph" style:parent-style-name="Standard">
      <style:text-properties officeooo:rsid="00115665" officeooo:paragraph-rsid="00115665"/>
    </style:style>
    <style:style style:name="P11" style:family="paragraph" style:parent-style-name="Standard">
      <style:text-properties officeooo:rsid="001268d4" officeooo:paragraph-rsid="001268d4"/>
    </style:style>
    <style:style style:name="P12" style:family="paragraph" style:parent-style-name="Standard">
      <style:text-properties officeooo:rsid="0013a3dc" officeooo:paragraph-rsid="0013a3dc"/>
    </style:style>
    <style:style style:name="P13" style:family="paragraph" style:parent-style-name="Standard">
      <style:text-properties officeooo:rsid="00145b78" officeooo:paragraph-rsid="00145b78"/>
    </style:style>
    <style:style style:name="P14" style:family="paragraph" style:parent-style-name="Standard">
      <style:text-properties officeooo:rsid="00168310" officeooo:paragraph-rsid="00168310"/>
    </style:style>
    <style:style style:name="P15" style:family="paragraph" style:parent-style-name="Standard">
      <style:text-properties officeooo:rsid="00168310" officeooo:paragraph-rsid="0022a224"/>
    </style:style>
    <style:style style:name="P16" style:family="paragraph" style:parent-style-name="Standard">
      <style:text-properties officeooo:rsid="00249dd7" officeooo:paragraph-rsid="00249dd7"/>
    </style:style>
    <style:style style:name="P17" style:family="paragraph" style:parent-style-name="Standard">
      <style:text-properties officeooo:rsid="0026d441" officeooo:paragraph-rsid="0026d441"/>
    </style:style>
    <style:style style:name="P18" style:family="paragraph" style:parent-style-name="Standard">
      <style:text-properties officeooo:rsid="0026d441" officeooo:paragraph-rsid="0026d441"/>
    </style:style>
    <style:style style:name="P19" style:family="paragraph" style:parent-style-name="Standard">
      <style:text-properties officeooo:rsid="0028cd6a" officeooo:paragraph-rsid="0028cd6a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b 58%" fo:font-style="italic" style:font-style-asian="italic" style:font-style-complex="italic"/>
    </style:style>
    <style:style style:name="T4" style:family="text">
      <style:text-properties officeooo:rsid="0008ba38"/>
    </style:style>
    <style:style style:name="T5" style:family="text">
      <style:text-properties officeooo:rsid="000ab0a8"/>
    </style:style>
    <style:style style:name="T6" style:family="text">
      <style:text-properties officeooo:rsid="000e3048"/>
    </style:style>
    <style:style style:name="T7" style:family="text">
      <style:text-properties officeooo:rsid="0013a3dc"/>
    </style:style>
    <style:style style:name="T8" style:family="text">
      <style:text-properties officeooo:rsid="00145b78"/>
    </style:style>
    <style:style style:name="T9" style:family="text">
      <style:text-properties officeooo:rsid="00168310"/>
    </style:style>
    <style:style style:name="T10" style:family="text">
      <style:text-properties officeooo:rsid="0019c1ef"/>
    </style:style>
    <style:style style:name="T11" style:family="text">
      <style:text-properties officeooo:rsid="001a3649"/>
    </style:style>
    <style:style style:name="T12" style:family="text">
      <style:text-properties officeooo:rsid="002a598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fo:background-color="#ff6600" style:background-transparency="0%" draw:fill="solid" draw:ole-draw-aspect="1">
        <style:background-image/>
      </style:graphic-properties>
    </style:style>
    <style:style style:name="fr3" style:family="graphic" style:parent-style-name="Formula">
      <style:graphic-properties style:vertical-pos="from-top" style:horizontal-pos="from-left" style:horizontal-rel="paragraph-content" fo:background-color="#6666ff" style:background-transparency="0%" draw:fill="solid" draw:ole-draw-aspect="1">
        <style:background-image/>
      </style:graphic-properties>
    </style:style>
    <style:style style:name="fr4" style:family="graphic" style:parent-style-name="Formula">
      <style:graphic-properties style:vertical-pos="from-top" style:horizontal-pos="from-left" style:horizontal-rel="paragraph-content" fo:background-color="#99ff66" style:background-transparency="0%" draw:fill="solid" draw:ole-draw-aspect="1">
        <style:background-image/>
      </style:graphic-properties>
    </style:style>
    <style:style style:name="fr5" style:family="graphic" style:parent-style-name="Formula">
      <style:graphic-properties style:vertical-pos="from-top" style:horizontal-pos="from-left" style:horizontal-rel="paragraph-content" fo:background-color="#66ffff" style:background-transparency="0%" draw:fill="solid" draw:ole-draw-aspect="1">
        <style:background-image/>
      </style:graphic-properties>
    </style:style>
    <style:style style:name="fr6" style:family="graphic" style:parent-style-name="Formula">
      <style:graphic-properties style:vertical-pos="from-top" style:horizontal-pos="from-left" style:horizontal-rel="paragraph-content" fo:background-color="#ff9900" style:background-transparency="0%" draw:fill="solid" draw:ole-draw-aspect="1">
        <style:background-image/>
      </style:graphic-properties>
    </style:style>
    <style:style style:name="fr7" style:family="graphic" style:parent-style-name="Formula">
      <style:graphic-properties style:vertical-pos="from-top" style:horizontal-pos="from-left" style:horizontal-rel="paragraph-content" fo:background-color="#ff99cc" style:background-transparency="0%" draw:fill="solid" draw:ole-draw-aspect="1">
        <style:background-image/>
      </style:graphic-properties>
    </style:style>
    <style:style style:name="fr8" style:family="graphic" style:parent-style-name="Formula">
      <style:graphic-properties style:vertical-pos="from-top" style:horizontal-pos="from-left" style:horizontal-rel="paragraph-content" fo:background-color="#ffccff" style:background-transparency="0%" draw:fill="solid" draw:ole-draw-aspect="1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dition Monitoring of Electrolytic Capacitance in DC Power Grid</text:p>
      <text:p text:style-name="P1"/>
      <text:p text:style-name="P2">Theoretical background</text:p>
      <text:p text:style-name="P1"/>
      <text:p text:style-name="P1">During PWM=ON:</text:p>
      <text:p text:style-name="P1"/>
      <text:p text:style-name="P1"><draw:frame draw:style-name="fr1" draw:name="Object1" text:anchor-type="as-char" svg:y="-0.2689in" svg:width="1.3602in" svg:height="0.4181in" draw:z-index="0"><draw:object xlink:href="./Object 1" xlink:type="simple" xlink:show="embed" xlink:actuate="onLoad"/><draw:image xlink:href="./ObjectReplacements/Object 1" xlink:type="simple" xlink:show="embed" xlink:actuate="onLoad"/></draw:frame>(1) and <draw:frame draw:style-name="fr1" draw:name="Object2" text:anchor-type="as-char" svg:y="-0.2689in" svg:width="1.6791in" svg:height="0.4425in" draw:z-index="1"><draw:object xlink:href="./Object 2" xlink:type="simple" xlink:show="embed" xlink:actuate="onLoad"/><draw:image xlink:href="./ObjectReplacements/Object 2" xlink:type="simple" xlink:show="embed" xlink:actuate="onLoad"/></draw:frame>(2)</text:p>
      <text:p text:style-name="P1"/>
      <text:p text:style-name="P1">During PWM=OFF:</text:p>
      <text:p text:style-name="P1"/>
      <text:p text:style-name="P1"><draw:frame draw:style-name="fr1" draw:name="Object3" text:anchor-type="as-char" svg:y="-0.2689in" svg:width="2.5311in" svg:height="0.4181in" draw:z-index="2"><draw:object xlink:href="./Object 3" xlink:type="simple" xlink:show="embed" xlink:actuate="onLoad"/><draw:image xlink:href="./ObjectReplacements/Object 3" xlink:type="simple" xlink:show="embed" xlink:actuate="onLoad"/></draw:frame>(3) and <draw:frame draw:style-name="fr1" draw:name="Object4" text:anchor-type="as-char" svg:y="-0.2689in" svg:width="2.5465in" svg:height="0.4425in" draw:z-index="3"><draw:object xlink:href="./Object 4" xlink:type="simple" xlink:show="embed" xlink:actuate="onLoad"/><draw:image xlink:href="./ObjectReplacements/Object 4" xlink:type="simple" xlink:show="embed" xlink:actuate="onLoad"/></draw:frame>(4)</text:p>
      <text:p text:style-name="P1"/>
      <text:p text:style-name="P1"/>
      <text:p text:style-name="P2">Approximation to the solutions</text:p>
      <text:p text:style-name="P1"/>
      <text:p text:style-name="P1">“<text:span text:style-name="T4">Estimate C”</text:span></text:p>
      <text:p text:style-name="P1"/>
      <text:p text:style-name="P1">From (1) and (2) we can get C by solving for u0(t).</text:p>
      <text:p text:style-name="P1"><draw:frame draw:style-name="fr1" draw:name="Object5" text:anchor-type="as-char" svg:y="-0.2689in" svg:width="1.9701in" svg:height="0.4425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>which have the analytical solution as</text:p>
      <text:p text:style-name="P1"><draw:frame draw:style-name="fr1" draw:name="Object6" text:anchor-type="as-char" svg:y="-0.2992in" svg:width="1.6756in" svg:height="0.3598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3"/>
      <text:p text:style-name="P3">Using Taylor series for exp(k*x) = 1 + k*x + k<text:span text:style-name="T1">2</text:span>*x<text:span text:style-name="T1">2</text:span>/2 + ... and use only first-order polynomial, we approximate the analytical solution as</text:p>
      <text:p text:style-name="P3"><draw:frame draw:style-name="fr1" draw:name="Object7" text:anchor-type="as-char" svg:y="-0.2661in" svg:width="2.1429in" svg:height="0.4602in" draw:z-index="6"><draw:object xlink:href="./Object 7" xlink:type="simple" xlink:show="embed" xlink:actuate="onLoad"/><draw:image xlink:href="./ObjectReplacements/Object 7" xlink:type="simple" xlink:show="embed" xlink:actuate="onLoad"/></draw:frame><text:span text:style-name="T10">or </text:span><draw:frame draw:style-name="fr2" draw:name="Object40" text:anchor-type="as-char" svg:y="-0.1484in" svg:width="1.4016in" svg:height="0.2098in" draw:z-index="16"><draw:object xlink:href="./Object 40" xlink:type="simple" xlink:show="embed" xlink:actuate="onLoad"/><draw:image xlink:href="./ObjectReplacements/Object 40" xlink:type="simple" xlink:show="embed" xlink:actuate="onLoad"/></draw:frame></text:p>
      <text:p text:style-name="P3">Once the coefficient of <text:span text:style-name="T2">w</text:span><text:span text:style-name="T3">0</text:span> and <text:span text:style-name="T2">w</text:span><text:span text:style-name="T3">1</text:span> are estimated, hence we get the capacitance from</text:p>
      <text:p text:style-name="P3"><draw:frame draw:style-name="fr3" draw:name="Object8" text:anchor-type="as-char" svg:y="-0.2689in" svg:width="1.122in" svg:height="0.4429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3"/>
      <text:p text:style-name="P3"/>
      <text:p text:style-name="P3">“<text:span text:style-name="T4">Estimate ESR</text:span>”</text:p>
      <text:p text:style-name="P3"/>
      <text:p text:style-name="P5">From (3) and (4), we need to solve u0(t) and iL(t) to get the ESR, provided C is known.</text:p>
      <text:p text:style-name="P5">From signal observation, we can approximate iL(t) as first-order polynomial, while u0(t) as second-order polynomial.</text:p>
      <text:p text:style-name="P5"/>
      <text:p text:style-name="P5"><draw:frame draw:style-name="fr1" draw:name="Object9" text:anchor-type="as-char" svg:y="-0.2909in" svg:width="3.8492in" svg:height="0.4874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5">or,</text:p>
      <text:p text:style-name="P5"><draw:frame draw:style-name="fr1" draw:name="Object10" text:anchor-type="as-char" svg:y="-0.2689in" svg:width="4.4992in" svg:height="0.4638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5">Model iL(t) as a first-order polynomial, <draw:frame draw:style-name="fr2" draw:name="Object11" text:anchor-type="as-char" svg:y="-0.1484in" svg:width="1.3437in" svg:height="0.2098in" draw:z-index="10"><draw:object xlink:href="./Object 11" xlink:type="simple" xlink:show="embed" xlink:actuate="onLoad"/><draw:image xlink:href="./ObjectReplacements/Object 11" xlink:type="simple" xlink:show="embed" xlink:actuate="onLoad"/></draw:frame>, hence</text:p>
      <text:p text:style-name="P5"><draw:frame draw:style-name="fr1" draw:name="Object12" text:anchor-type="as-char" svg:y="-0.2689in" svg:width="4.5701in" svg:height="0.4638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6"><text:soft-page-break/>Rearrange the coefficients:</text:p>
      <text:p text:style-name="P6"><draw:frame draw:style-name="fr1" draw:name="Object13" text:anchor-type="as-char" svg:y="-0.2689in" svg:width="5.8398in" svg:height="0.4425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6">The solution of differential equation for <draw:frame draw:style-name="fr1" draw:name="Object14" text:anchor-type="as-char" svg:y="-0.1484in" svg:width="1.5535in" svg:height="0.1846in" draw:z-index="13"><draw:object xlink:href="./Object 14" xlink:type="simple" xlink:show="embed" xlink:actuate="onLoad"/><draw:image xlink:href="./ObjectReplacements/Object 14" xlink:type="simple" xlink:show="embed" xlink:actuate="onLoad"/></draw:frame> is</text:p>
      <text:p text:style-name="P6"><draw:frame draw:style-name="fr1" draw:name="Object15" text:anchor-type="as-char" svg:y="-0.2437in" svg:width="2.7429in" svg:height="0.4173in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6">[source: <text:a xlink:type="simple" xlink:href="http://www.wolframalpha.com/input/?i=solve+y'+++a*y+=+b*t+++c" text:style-name="Internet_20_link" text:visited-style-name="Visited_20_Internet_20_Link">WolframAlpha</text:a>]</text:p>
      <text:p text:style-name="P6"><text:span text:style-name="T6">We get 4 coefficients while we will only use second-order polynomial (3 coefficients). Use the fact</text:span> that u0(t=0)=u0(0)<text:span text:style-name="T6">=v0 to eliminate 1 coefficient:</text:span></text:p>
      <text:p text:style-name="P6"><draw:frame draw:style-name="fr1" draw:name="Object22" text:anchor-type="as-char" svg:y="-0.2437in" svg:width="2.2402in" svg:height="0.4173in" draw:z-index="17"><draw:object xlink:href="./Object 22" xlink:type="simple" xlink:show="embed" xlink:actuate="onLoad"/><draw:image xlink:href="./ObjectReplacements/Object 22" xlink:type="simple" xlink:show="embed" xlink:actuate="onLoad"/></draw:frame></text:p>
      <text:p text:style-name="P9">Chose to replace c/a, </text:p>
      <text:p text:style-name="P9"><draw:frame draw:style-name="fr1" draw:name="Object23" text:anchor-type="as-char" svg:y="-0.2646in" svg:width="4.9453in" svg:height="0.4583in" draw:z-index="31"><draw:object xlink:href="./Object 23" xlink:type="simple" xlink:show="embed" xlink:actuate="onLoad"/><draw:image xlink:href="./ObjectReplacements/Object 23" xlink:type="simple" xlink:show="embed" xlink:actuate="onLoad"/></draw:frame></text:p>
      <text:p text:style-name="P9">So we can express u0(t) in 3 coefficients:</text:p>
      <text:p text:style-name="P6"><draw:frame draw:style-name="fr1" draw:name="Object16" text:anchor-type="as-char" svg:y="-0.2445in" svg:width="2.5181in" svg:height="0.3937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7">with the constants:</text:p>
      <text:p text:style-name="P7"><draw:frame draw:style-name="fr1" draw:name="Object41" text:anchor-type="as-char" svg:y="-0.6898in" svg:width="3.4807in" svg:height="1.3209in" draw:z-index="32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4"/>
      <text:p text:style-name="P7">Since we will model u0(t) as second-order polynomial, <text:span text:style-name="T5">we can approximate the exp(-a*t) using Taylor series up to second-order.</text:span></text:p>
      <text:p text:style-name="P7"><draw:frame draw:style-name="fr1" draw:name="Object24" text:anchor-type="as-char" svg:y="-0.289in" svg:width="6.3244in" svg:height="0.4583in" draw:z-index="18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0">Or,</text:p>
      <text:p text:style-name="P10"><draw:frame draw:style-name="fr2" draw:name="Object25" text:anchor-type="as-char" svg:y="-0.172in" svg:width="2.2098in" svg:height="0.2335in" draw:z-index="19"><draw:object xlink:href="./Object 25" xlink:type="simple" xlink:show="embed" xlink:actuate="onLoad"/><draw:image xlink:href="./ObjectReplacements/Object 25" xlink:type="simple" xlink:show="embed" xlink:actuate="onLoad"/></draw:frame></text:p>
      <text:p text:style-name="P10">in which those 3 coefficients will be estimated using adaptive algorithm.</text:p>
      <text:p text:style-name="P7"/>
      <text:p text:style-name="P10">Once we get those 3 coefficients, by matching the coefficients and constans we get these system equations:</text:p>
      <text:p text:style-name="P10">(1):<draw:frame draw:style-name="fr1" draw:name="Object26" text:anchor-type="as-char" svg:y="-0.2437in" svg:width="1.1874in" svg:height="0.3937in" draw:z-index="20"><draw:object xlink:href="./Object 26" xlink:type="simple" xlink:show="embed" xlink:actuate="onLoad"/><draw:image xlink:href="./ObjectReplacements/Object 26" xlink:type="simple" xlink:show="embed" xlink:actuate="onLoad"/></draw:frame>,</text:p>
      <text:p text:style-name="P10">(2): <draw:frame draw:style-name="fr1" draw:name="Object27" text:anchor-type="as-char" svg:y="-0.2437in" svg:width="1.1965in" svg:height="0.3937in" draw:z-index="21"><draw:object xlink:href="./Object 27" xlink:type="simple" xlink:show="embed" xlink:actuate="onLoad"/><draw:image xlink:href="./ObjectReplacements/Object 27" xlink:type="simple" xlink:show="embed" xlink:actuate="onLoad"/></draw:frame>,</text:p>
      <text:p text:style-name="P10">(3): <draw:frame draw:style-name="fr1" draw:name="Object28" text:anchor-type="as-char" svg:y="-0.2445in" svg:width="2.0634in" svg:height="0.4189in" draw:z-index="22"><draw:object xlink:href="./Object 28" xlink:type="simple" xlink:show="embed" xlink:actuate="onLoad"/><draw:image xlink:href="./ObjectReplacements/Object 28" xlink:type="simple" xlink:show="embed" xlink:actuate="onLoad"/></draw:frame>,</text:p>
      <text:p text:style-name="P10">(4): <draw:frame draw:style-name="fr1" draw:name="Object29" text:anchor-type="as-char" svg:y="-0.2693in" svg:width="1.3429in" svg:height="0.4429in" draw:z-index="23"><draw:object xlink:href="./Object 29" xlink:type="simple" xlink:show="embed" xlink:actuate="onLoad"/><draw:image xlink:href="./ObjectReplacements/Object 29" xlink:type="simple" xlink:show="embed" xlink:actuate="onLoad"/></draw:frame>.</text:p>
      <text:p text:style-name="P11">Combine (1) and (2) <text:span text:style-name="T7">to eliminate k</text:span>:</text:p>
      <text:p text:style-name="P11"><draw:frame draw:style-name="fr1" draw:name="Object30" text:anchor-type="as-char" svg:y="-0.2917in" svg:width="1.7689in" svg:height="0.4866in" draw:z-index="24"><draw:object xlink:href="./Object 30" xlink:type="simple" xlink:show="embed" xlink:actuate="onLoad"/><draw:image xlink:href="./ObjectReplacements/Object 30" xlink:type="simple" xlink:show="embed" xlink:actuate="onLoad"/></draw:frame>, <text:span text:style-name="T7">we get</text:span></text:p>
      <text:p text:style-name="P12">(1+2): <draw:frame draw:style-name="fr1" draw:name="Object31" text:anchor-type="as-char" svg:y="-0.2689in" svg:width="1.3638in" svg:height="0.4189in" draw:z-index="25"><draw:object xlink:href="./Object 31" xlink:type="simple" xlink:show="embed" xlink:actuate="onLoad"/><draw:image xlink:href="./ObjectReplacements/Object 31" xlink:type="simple" xlink:show="embed" xlink:actuate="onLoad"/></draw:frame></text:p>
      <text:p text:style-name="P12"><text:soft-page-break/></text:p>
      <text:p text:style-name="P12">Combine (3) and (4) to eliminate ESR (hence to remain a and b). <text:span text:style-name="T8">First modify (3) into:</text:span></text:p>
      <text:p text:style-name="P10"><draw:frame draw:style-name="fr1" draw:name="Object32" text:anchor-type="as-char" svg:y="-0.2661in" svg:width="4.3217in" svg:height="0.4602in" draw:z-index="26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2">or,</text:p>
      <text:p text:style-name="P12"><draw:frame draw:style-name="fr1" draw:name="Object33" text:anchor-type="as-char" svg:y="-0.2445in" svg:width="1.4827in" svg:height="0.3937in" draw:z-index="27"><draw:object xlink:href="./Object 33" xlink:type="simple" xlink:show="embed" xlink:actuate="onLoad"/><draw:image xlink:href="./ObjectReplacements/Object 33" xlink:type="simple" xlink:show="embed" xlink:actuate="onLoad"/></draw:frame>.</text:p>
      <text:p text:style-name="P12">From (4):</text:p>
      <text:p text:style-name="P12"><draw:frame draw:style-name="fr1" draw:name="Object34" text:anchor-type="as-char" svg:y="-0.2661in" svg:width="1.6811in" svg:height="0.4602in" draw:z-index="28"><draw:object xlink:href="./Object 34" xlink:type="simple" xlink:show="embed" xlink:actuate="onLoad"/><draw:image xlink:href="./ObjectReplacements/Object 34" xlink:type="simple" xlink:show="embed" xlink:actuate="onLoad"/><svg:desc>formula</svg:desc></draw:frame>, <text:span text:style-name="T8">then</text:span></text:p>
      <text:p text:style-name="P12"><draw:frame draw:style-name="fr1" draw:name="Object17" text:anchor-type="as-char" svg:y="-0.6957in" svg:width="2.7165in" svg:height="1.3319in" draw:z-index="33"><draw:object xlink:href="./Object 17" xlink:type="simple" xlink:show="embed" xlink:actuate="onLoad"/><draw:image xlink:href="./ObjectReplacements/Object 17" xlink:type="simple" xlink:show="embed" xlink:actuate="onLoad"/></draw:frame></text:p>
      <text:p text:style-name="P12"/>
      <text:p text:style-name="P13">Substitute (1+2):</text:p>
      <text:p text:style-name="P13"><draw:frame draw:style-name="fr1" draw:name="Object35" text:anchor-type="as-char" svg:y="-0.2693in" svg:width="2.2425in" svg:height="0.4189in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3"/>
      <text:p text:style-name="P13">Hence we get a as:</text:p>
      <text:p text:style-name="P13"><draw:frame draw:style-name="fr4" draw:name="Object38" text:anchor-type="as-char" svg:y="-0.2693in" svg:width="1.6244in" svg:height="0.4429in" draw:z-index="29"><draw:object xlink:href="./Object 38" xlink:type="simple" xlink:show="embed" xlink:actuate="onLoad"/><draw:image xlink:href="./ObjectReplacements/Object 38" xlink:type="simple" xlink:show="embed" xlink:actuate="onLoad"/><svg:desc>formula</svg:desc></draw:frame><text:line-break/><text:span text:style-name="T9">Then we can use (3) to get ESR:</text:span></text:p>
      <text:p text:style-name="P13"><draw:frame draw:style-name="fr4" draw:name="Object18" text:anchor-type="as-char" svg:y="-0.2445in" svg:width="1.4827in" svg:height="0.3937in" draw:z-index="30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8"/>
      <text:p text:style-name="P14">We can also double confirm the ESR by using other equation, <text:span text:style-name="T11">e.g</text:span>. by evaluating b.</text:p>
      <text:p text:style-name="P14"><draw:frame draw:style-name="fr1" draw:name="Object36" text:anchor-type="as-char" svg:y="-0.2909in" svg:width="3.8772in" svg:height="0.4866in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15"><draw:frame draw:style-name="fr5" draw:name="Object37" text:anchor-type="as-char" svg:y="-0.2689in" svg:width="1.4571in" svg:height="0.6756in" draw:z-index="36"><draw:object xlink:href="./Object 37" xlink:type="simple" xlink:show="embed" xlink:actuate="onLoad"/><draw:image xlink:href="./ObjectReplacements/Object 37" xlink:type="simple" xlink:show="embed" xlink:actuate="onLoad"/></draw:frame></text:p>
      <text:p text:style-name="P16">From (4):</text:p>
      <text:p text:style-name="P16"><draw:frame draw:style-name="fr1" draw:name="Object19" text:anchor-type="as-char" svg:y="-0.2902in" svg:width="3.5783in" svg:height="0.4638in" draw:z-index="37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5"><draw:frame draw:style-name="fr1" draw:name="Object20" text:anchor-type="as-char" svg:y="-0.8874in" svg:width="5.6516in" svg:height="1.7638in" draw:z-index="38"><draw:object xlink:href="./Object 20" xlink:type="simple" xlink:show="embed" xlink:actuate="onLoad"/><draw:image xlink:href="./ObjectReplacements/Object 20" xlink:type="simple" xlink:show="embed" xlink:actuate="onLoad"/></draw:frame></text:p>
      <text:p text:style-name="P15"><draw:frame draw:style-name="fr5" draw:name="Object21" text:anchor-type="as-char" svg:y="-0.2689in" svg:width="3.2929in" svg:height="0.4425in" draw:z-index="39"><draw:object xlink:href="./Object 21" xlink:type="simple" xlink:show="embed" xlink:actuate="onLoad"/><draw:image xlink:href="./ObjectReplacements/Object 21" xlink:type="simple" xlink:show="embed" xlink:actuate="onLoad"/></draw:frame>.</text:p>
      <text:p text:style-name="P17"><text:soft-page-break/>Somehow, prediction from a and b is not accurate. So continue to c by involving a and b.</text:p>
      <text:p text:style-name="P17">From this result<draw:frame draw:style-name="fr1" draw:name="Object39" text:anchor-type="as-char" svg:y="-0.2437in" svg:width="1.498in" svg:height="0.4165in" draw:z-index="40"><draw:object xlink:href="./Object 39" xlink:type="simple" xlink:show="embed" xlink:actuate="onLoad"/><draw:image xlink:href="./ObjectReplacements/Object 39" xlink:type="simple" xlink:show="embed" xlink:actuate="onLoad"/></draw:frame>and <draw:frame draw:style-name="fr1" draw:name="Object42" text:anchor-type="as-char" svg:y="-0.2437in" svg:width="1.1965in" svg:height="0.3937in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, we get c:</text:p>
      <text:p text:style-name="P17"><draw:frame draw:style-name="fr1" draw:name="Object43" text:anchor-type="as-char" svg:y="-0.2917in" svg:width="3.339in" svg:height="0.4862in" draw:z-index="42"><draw:object xlink:href="./Object 43" xlink:type="simple" xlink:show="embed" xlink:actuate="onLoad"/><draw:image xlink:href="./ObjectReplacements/Object 43" xlink:type="simple" xlink:show="embed" xlink:actuate="onLoad"/></draw:frame></text:p>
      <text:p text:style-name="P17">and the fact that v0 = wu0. Hence,</text:p>
      <text:p text:style-name="P17"><draw:frame draw:style-name="fr6" draw:name="Object44" text:anchor-type="as-char" svg:y="-0.2689in" svg:width="1.8898in" svg:height="0.4181in" draw:z-index="43"><draw:object xlink:href="./Object 44" xlink:type="simple" xlink:show="embed" xlink:actuate="onLoad"/><draw:image xlink:href="./ObjectReplacements/Object 44" xlink:type="simple" xlink:show="embed" xlink:actuate="onLoad"/></draw:frame></text:p>
      <text:p text:style-name="P17">and ESR is calculated from:</text:p>
      <text:p text:style-name="P17"><draw:frame draw:style-name="fr1" draw:name="Object45" text:anchor-type="as-char" svg:y="-0.2689in" svg:width="1.8126in" svg:height="0.4425in" draw:z-index="44"><draw:object xlink:href="./Object 45" xlink:type="simple" xlink:show="embed" xlink:actuate="onLoad"/><draw:image xlink:href="./ObjectReplacements/Object 45" xlink:type="simple" xlink:show="embed" xlink:actuate="onLoad"/></draw:frame></text:p>
      <text:p text:style-name="P17">to get:</text:p>
      <text:p text:style-name="P17"><draw:frame draw:style-name="fr6" draw:name="Object46" text:anchor-type="as-char" svg:y="-0.478in" svg:width="1.4098in" svg:height="0.8598in" draw:z-index="45"><draw:object xlink:href="./Object 46" xlink:type="simple" xlink:show="embed" xlink:actuate="onLoad"/><draw:image xlink:href="./ObjectReplacements/Object 46" xlink:type="simple" xlink:show="embed" xlink:actuate="onLoad"/></draw:frame>.</text:p>
      <text:p text:style-name="P17"/>
      <text:p text:style-name="P19">In summary, to estimate the ESR:</text:p>
      <text:p text:style-name="P19">Get all the coefficients wi0, wi1, wu0, wu1, wu2:</text:p>
      <text:p text:style-name="P19"><draw:frame draw:style-name="fr8" draw:name="Object50" text:anchor-type="as-char" svg:y="-0.2693in" svg:width="1.6244in" svg:height="0.4429in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9"><draw:frame draw:style-name="fr8" draw:name="Object49" text:anchor-type="as-char" svg:y="-0.2689in" svg:width="1.4571in" svg:height="0.6756in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19"><draw:frame draw:style-name="fr8" draw:name="Object48" text:anchor-type="as-char" svg:y="-0.2689in" svg:width="1.8898in" svg:height="0.4181in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19">Then use them all:</text:p>
      <text:p text:style-name="P19"><draw:frame draw:style-name="fr7" draw:name="Object47" text:anchor-type="as-char" svg:y="-0.478in" svg:width="1.4098in" svg:height="0.8598in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19">Since we use all the coefficients, it yield better result than use some of the coefficient<text:span text:style-name="T12">s</text:span> (example use “only a” or “only a and b” to estimate<text:span text:style-name="T12">)</text:span>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lr-tb"/>
      <style:text-properties style:use-window-font-color="true" style:font-name="Liberation Serif" fo:font-size="12pt" fo:language="en" fo:country="SG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6T14:42:16.511000000</meta:creation-date>
    <dc:date>2014-12-24T03:04:02.375000000</dc:date>
    <meta:editing-duration>P1DT3H41M56S</meta:editing-duration>
    <meta:editing-cycles>22</meta:editing-cycles>
    <meta:generator>LibreOffice/4.3.2.2$Windows_x86 LibreOffice_project/edfb5295ba211bd31ad47d0bad0118690f76407d</meta:generator>
    <meta:document-statistic meta:table-count="0" meta:image-count="0" meta:object-count="50" meta:page-count="4" meta:paragraph-count="86" meta:word-count="388" meta:character-count="2160" meta:non-whitespace-character-count="1824"/>
  </office:meta>
</office:document-meta>
</file>

<file path=Object 1/content.xml><?xml version="1.0" encoding="utf-8"?>
<math xmlns="http://www.w3.org/1998/Math/MathML" display="block">
  <semantics>
    <mrow>
      <mfrac>
        <mrow>
          <msub>
            <mi mathvariant="italic">du</mi>
            <mn>0</mn>
          </msub>
          <mrow>
            <mo fence="true" stretchy="false">(</mo>
            <mrow>
              <mi>t</mi>
            </mrow>
            <mo fence="true" stretchy="false">)</mo>
          </mrow>
        </mrow>
        <mi mathvariant="italic">dt</mi>
      </mfrac>
      <mrow>
        <mspace width="0.5em"/>
        <mo stretchy="false">=</mo>
        <mspace width="0.5em"/>
      </mrow>
      <mfrac>
        <mn>1</mn>
        <mi>C</mi>
      </mfrac>
      <mrow>
        <mspace width="2em"/>
        <mo stretchy="false">⋅</mo>
        <mspace width="0.5em"/>
      </mrow>
      <mrow>
        <msub>
          <mi>i</mi>
          <mi>C</mi>
        </msub>
        <mrow>
          <mo fence="true" stretchy="false">(</mo>
          <mrow>
            <mi>t</mi>
          </mrow>
          <mo fence="true" stretchy="false">)</mo>
        </mrow>
      </mrow>
    </mrow>
    <annotation encoding="StarMath 5.0">{du_0(t)} over {dt} `=` {{1} over {C}} ~cdot` {i_C(t)}</annotation>
  </semantics>
</math>
</file>

<file path=Object 10/content.xml><?xml version="1.0" encoding="utf-8"?>
<math xmlns="http://www.w3.org/1998/Math/MathML" display="block">
  <semantics>
    <mrow>
      <mrow>
        <mo fence="true" stretchy="true">(</mo>
        <mrow>
          <mrow>
            <mn>1</mn>
            <mrow>
              <mspace width="0.5em"/>
              <mo stretchy="false">+</mo>
              <mspace width="0.5em"/>
            </mrow>
            <mfrac>
              <mi mathvariant="italic">ESR</mi>
              <msub>
                <mi>R</mi>
                <mi mathvariant="italic">load</mi>
              </msub>
            </mfrac>
          </mrow>
        </mrow>
        <mo fence="true" stretchy="true">)</mo>
      </mrow>
      <mrow>
        <mspace width="2em"/>
        <mo stretchy="false">⋅</mo>
        <mspace width="0.5em"/>
      </mrow>
      <mfrac>
        <mrow>
          <msub>
            <mi mathvariant="italic">du</mi>
            <mi>o</mi>
          </msub>
          <mrow>
            <mo fence="true" stretchy="false">(</mo>
            <mrow>
              <mi>t</mi>
            </mrow>
            <mo fence="true" stretchy="false">)</mo>
          </mrow>
        </mrow>
        <mi mathvariant="italic">dt</mi>
      </mfrac>
      <mrow>
        <mspace width="0.5em"/>
        <mo stretchy="false">+</mo>
        <mspace width="0.5em"/>
      </mrow>
      <mfrac>
        <mn>1</mn>
        <mrow>
          <msub>
            <mi>R</mi>
            <mi mathvariant="italic">load</mi>
          </msub>
          <mspace width="0.5em"/>
          <mi>C</mi>
        </mrow>
      </mfrac>
      <mrow>
        <mspace width="2em"/>
        <mo stretchy="false">⋅</mo>
        <mspace width="0.5em"/>
      </mrow>
      <msub>
        <mi>u</mi>
        <mi>o</mi>
      </msub>
      <mrow>
        <mo fence="true" stretchy="false">(</mo>
        <mrow>
          <mi>t</mi>
        </mrow>
        <mo fence="true" stretchy="false">)</mo>
      </mrow>
      <mrow>
        <mspace width="0.5em"/>
        <mo stretchy="false">=</mo>
        <mspace width="0.5em"/>
      </mrow>
      <mi mathvariant="italic">ESR</mi>
      <mrow>
        <mspace width="2em"/>
        <mo stretchy="false">⋅</mo>
        <mspace width="0.5em"/>
      </mrow>
      <mfrac>
        <mrow>
          <msub>
            <mi mathvariant="italic">di</mi>
            <mi>L</mi>
          </msub>
          <mrow>
            <mo fence="true" stretchy="false">(</mo>
            <mrow>
              <mi>t</mi>
            </mrow>
            <mo fence="true" stretchy="false">)</mo>
          </mrow>
        </mrow>
        <mi mathvariant="italic">dt</mi>
      </mfrac>
      <mrow>
        <mspace width="0.5em"/>
        <mo stretchy="false">+</mo>
        <mspace width="0.5em"/>
      </mrow>
      <mfrac>
        <mn>1</mn>
        <mi>C</mi>
      </mfrac>
      <mrow>
        <mspace width="2em"/>
        <mo stretchy="false">⋅</mo>
        <mspace width="0.5em"/>
      </mrow>
      <msub>
        <mi>i</mi>
        <mi>L</mi>
      </msub>
      <mrow>
        <mo fence="true" stretchy="false">(</mo>
        <mrow>
          <mi>t</mi>
        </mrow>
        <mo fence="true" stretchy="false">)</mo>
      </mrow>
    </mrow>
    <annotation encoding="StarMath 5.0">left ( 1 `+` {ESR} over {R_load} right ) ~cdot` {du_o(t)} over {dt} `+` {1} over {R_load`C} ~cdot` u_o(t)`=` ESR ~cdot` {di_L(t)} over {dt} `+` {1} over {C} ~cdot` i_L( t) </annotation>
  </semantics>
</math>
</file>

<file path=Object 11/content.xml><?xml version="1.0" encoding="utf-8"?>
<math xmlns="http://www.w3.org/1998/Math/MathML" display="block">
  <semantics>
    <mrow>
      <msub>
        <mi>i</mi>
        <mi>L</mi>
      </msub>
      <mrow>
        <mrow>
          <mo fence="true" stretchy="false">(</mo>
          <mrow>
            <mi>t</mi>
          </mrow>
          <mo fence="true" stretchy="false">)</mo>
        </mrow>
        <mo stretchy="false">≈</mo>
        <msub>
          <mi mathvariant="italic">wi</mi>
          <mn>0</mn>
        </msub>
      </mrow>
      <mrow>
        <mspace width="0.5em"/>
        <mo stretchy="false">+</mo>
        <mspace width="0.5em"/>
      </mrow>
      <msub>
        <mi mathvariant="italic">wi</mi>
        <mn>1</mn>
      </msub>
      <mrow>
        <mspace width="2em"/>
        <mo stretchy="false">⋅</mo>
        <mspace width="0.5em"/>
      </mrow>
      <mi>t</mi>
    </mrow>
    <annotation encoding="StarMath 5.0">i_L( t ) approx wi_0 `+` wi_1 ~cdot` t</annotation>
  </semantics>
</math>
</file>

<file path=Object 12/content.xml><?xml version="1.0" encoding="utf-8"?>
<math xmlns="http://www.w3.org/1998/Math/MathML" display="block">
  <semantics>
    <mrow>
      <mrow>
        <mo fence="true" stretchy="true">(</mo>
        <mrow>
          <mrow>
            <mn>1</mn>
            <mrow>
              <mspace width="0.5em"/>
              <mo stretchy="false">+</mo>
              <mspace width="0.5em"/>
            </mrow>
            <mfrac>
              <mi mathvariant="italic">ESR</mi>
              <msub>
                <mi>R</mi>
                <mi mathvariant="italic">load</mi>
              </msub>
            </mfrac>
          </mrow>
        </mrow>
        <mo fence="true" stretchy="true">)</mo>
      </mrow>
      <mrow>
        <mspace width="2em"/>
        <mo stretchy="false">⋅</mo>
        <mspace width="0.5em"/>
      </mrow>
      <mfrac>
        <mrow>
          <msub>
            <mi mathvariant="italic">du</mi>
            <mi>o</mi>
          </msub>
          <mrow>
            <mo fence="true" stretchy="false">(</mo>
            <mrow>
              <mi>t</mi>
            </mrow>
            <mo fence="true" stretchy="false">)</mo>
          </mrow>
        </mrow>
        <mi mathvariant="italic">dt</mi>
      </mfrac>
      <mrow>
        <mspace width="0.5em"/>
        <mo stretchy="false">+</mo>
        <mspace width="0.5em"/>
      </mrow>
      <mfrac>
        <mn>1</mn>
        <mrow>
          <msub>
            <mi>R</mi>
            <mi mathvariant="italic">load</mi>
          </msub>
          <mspace width="0.5em"/>
          <mi>C</mi>
        </mrow>
      </mfrac>
      <mrow>
        <mspace width="2em"/>
        <mo stretchy="false">⋅</mo>
        <mspace width="0.5em"/>
      </mrow>
      <msub>
        <mi>u</mi>
        <mi>o</mi>
      </msub>
      <mrow>
        <mo fence="true" stretchy="false">(</mo>
        <mrow>
          <mi>t</mi>
        </mrow>
        <mo fence="true" stretchy="false">)</mo>
      </mrow>
      <mrow>
        <mspace width="0.5em"/>
        <mo stretchy="false">=</mo>
        <mspace width="0.5em"/>
      </mrow>
      <mi mathvariant="italic">ESR</mi>
      <mrow>
        <mspace width="2em"/>
        <mo stretchy="false">⋅</mo>
        <mspace width="0.5em"/>
      </mrow>
      <msub>
        <mi mathvariant="italic">wi</mi>
        <mn>1</mn>
      </msub>
      <mrow>
        <mspace width="0.5em"/>
        <mo stretchy="false">+</mo>
        <mspace width="0.5em"/>
      </mrow>
      <mfrac>
        <msub>
          <mi mathvariant="italic">wi</mi>
          <mn>0</mn>
        </msub>
        <mi>C</mi>
      </mfrac>
      <mrow>
        <mspace width="0.5em"/>
        <mo stretchy="false">+</mo>
        <mspace width="0.5em"/>
      </mrow>
      <mfrac>
        <msub>
          <mi mathvariant="italic">wi</mi>
          <mn>1</mn>
        </msub>
        <mi>C</mi>
      </mfrac>
      <mrow>
        <mspace width="2em"/>
        <mo stretchy="false">⋅</mo>
        <mspace width="0.5em"/>
      </mrow>
      <mi>t</mi>
    </mrow>
    <annotation encoding="StarMath 5.0">left ( 1 `+` {ESR} over {R_load} right ) ~cdot` {du_o(t)} over {dt} `+` { 1 } over {R_load`C} ~cdot` u_o(t) `=`  ESR ~cdot` wi_1 `+` {wi_0} over {C}  `+` {wi_1} over {C} ~cdot` t </annotation>
  </semantics>
</math>
</file>

<file path=Object 13/content.xml><?xml version="1.0" encoding="utf-8"?>
<math xmlns="http://www.w3.org/1998/Math/MathML" display="block">
  <semantics>
    <mrow>
      <mfrac>
        <mrow>
          <msub>
            <mi mathvariant="italic">du</mi>
            <mi>o</mi>
          </msub>
          <mrow>
            <mo fence="true" stretchy="false">(</mo>
            <mrow>
              <mi>t</mi>
            </mrow>
            <mo fence="true" stretchy="false">)</mo>
          </mrow>
        </mrow>
        <mi mathvariant="italic">dt</mi>
      </mfrac>
      <mrow>
        <mspace width="0.5em"/>
        <mo stretchy="false">+</mo>
        <mspace width="0.5em"/>
      </mrow>
      <mfrac>
        <mn>1</mn>
        <mrow>
          <msub>
            <mi>R</mi>
            <mi mathvariant="italic">load</mi>
          </msub>
          <mspace width="0.5em"/>
          <mi>C</mi>
        </mrow>
      </mfrac>
      <mrow>
        <mspace width="2em"/>
        <mo stretchy="false">⋅</mo>
        <mspace width="0.5em"/>
      </mrow>
      <mfrac>
        <mn>1</mn>
        <mrow>
          <mn>1</mn>
          <mrow>
            <mspace width="0.5em"/>
            <mo stretchy="false">+</mo>
            <mspace width="0.5em"/>
          </mrow>
          <mrow>
            <mi mathvariant="italic">ESR</mi>
            <mo stretchy="false">/</mo>
            <msub>
              <mi>R</mi>
              <mi mathvariant="italic">load</mi>
            </msub>
          </mrow>
        </mrow>
      </mfrac>
      <mrow>
        <mspace width="2em"/>
        <mo stretchy="false">⋅</mo>
        <mspace width="0.5em"/>
      </mrow>
      <msub>
        <mi>u</mi>
        <mi>o</mi>
      </msub>
      <mrow>
        <mo fence="true" stretchy="false">(</mo>
        <mrow>
          <mi>t</mi>
        </mrow>
        <mo fence="true" stretchy="false">)</mo>
      </mrow>
      <mrow>
        <mspace width="0.5em"/>
        <mo stretchy="false">=</mo>
        <mspace width="0.5em"/>
      </mrow>
      <mfrac>
        <mrow>
          <mi mathvariant="italic">ESR</mi>
          <mrow>
            <mspace width="0.5em"/>
            <mo stretchy="false">⋅</mo>
            <mspace width="0.5em"/>
          </mrow>
          <msub>
            <mi mathvariant="italic">wi</mi>
            <mn>1</mn>
          </msub>
          <mrow>
            <mspace width="2em"/>
            <mo stretchy="false">+</mo>
            <mspace width="2em"/>
          </mrow>
          <mrow>
            <msub>
              <mi mathvariant="italic">wi</mi>
              <mn>0</mn>
            </msub>
            <mo stretchy="false">/</mo>
            <mi>C</mi>
          </mrow>
        </mrow>
        <mrow>
          <mn>1</mn>
          <mrow>
            <mspace width="0.5em"/>
            <mo stretchy="false">+</mo>
            <mspace width="0.5em"/>
          </mrow>
          <mrow>
            <mi mathvariant="italic">ESR</mi>
            <mo stretchy="false">/</mo>
            <msub>
              <mi>R</mi>
              <mi mathvariant="italic">load</mi>
            </msub>
          </mrow>
        </mrow>
      </mfrac>
      <mrow>
        <mspace width="2em"/>
        <mo stretchy="false">+</mo>
        <mspace width="2em"/>
      </mrow>
      <mfrac>
        <mrow>
          <msub>
            <mi mathvariant="italic">wi</mi>
            <mn>1</mn>
          </msub>
          <mo stretchy="false">/</mo>
          <mi>C</mi>
        </mrow>
        <mrow>
          <mn>1</mn>
          <mrow>
            <mspace width="0.5em"/>
            <mo stretchy="false">+</mo>
            <mspace width="0.5em"/>
          </mrow>
          <mrow>
            <mi mathvariant="italic">ESR</mi>
            <mo stretchy="false">/</mo>
            <msub>
              <mi>R</mi>
              <mi mathvariant="italic">load</mi>
            </msub>
          </mrow>
        </mrow>
      </mfrac>
      <mrow>
        <mspace width="2em"/>
        <mo stretchy="false">⋅</mo>
        <mspace width="0.5em"/>
      </mrow>
      <mi>t</mi>
    </mrow>
    <annotation encoding="StarMath 5.0">{du_o(t)} over {dt} `+` {1} over {R_load`C}~cdot` { 1 } over {1`+`ESR/R_load}~cdot`u_o( t ) `=` { ESR`cdot`wi_1 ~+~ wi_0/C } over {1`+`ESR/R_load} ~+~ {wi_1/C} over {1`+`ESR/R_load}~cdot`t </annotation>
  </semantics>
</math>
</file>

<file path=Object 14/content.xml><?xml version="1.0" encoding="utf-8"?>
<math xmlns="http://www.w3.org/1998/Math/MathML" display="block">
  <semantics>
    <mrow>
      <mi>y</mi>
      <mi>'</mi>
      <mrow>
        <mspace width="0.5em"/>
        <mo stretchy="false">+</mo>
        <mspace width="0.5em"/>
      </mrow>
      <mi>a</mi>
      <mrow>
        <mspace width="2em"/>
        <mo stretchy="false">⋅</mo>
        <mspace width="0.5em"/>
      </mrow>
      <mi>y</mi>
      <mrow>
        <mspace width="0.5em"/>
        <mo stretchy="false">=</mo>
        <mspace width="0.5em"/>
      </mrow>
      <mi>b</mi>
      <mrow>
        <mspace width="2em"/>
        <mo stretchy="false">⋅</mo>
        <mspace width="0.5em"/>
      </mrow>
      <mi>t</mi>
      <mrow>
        <mspace width="0.5em"/>
        <mo stretchy="false">+</mo>
        <mspace width="0.5em"/>
      </mrow>
      <mi>c</mi>
    </mrow>
    <annotation encoding="StarMath 5.0">y'`+`a~cdot`y `=`b~cdot`t`+`c</annotation>
  </semantics>
</math>
</file>

<file path=Object 15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  <mrow>
        <mspace width="0.5em"/>
        <mo stretchy="false">=</mo>
        <mrow>
          <mspace width="0.5em"/>
          <mo stretchy="false">−</mo>
          <mfrac>
            <mi>b</mi>
            <msup>
              <mi>a</mi>
              <mn>2</mn>
            </msup>
          </mfrac>
        </mrow>
      </mrow>
      <mrow>
        <mspace width="2em"/>
        <mo stretchy="false">+</mo>
        <mspace width="2em"/>
      </mrow>
      <mfrac>
        <mi>b</mi>
        <mi>a</mi>
      </mfrac>
      <mrow>
        <mspace width="2em"/>
        <mo stretchy="false">⋅</mo>
        <mspace width="0.5em"/>
      </mrow>
      <mi>t</mi>
      <mrow>
        <mspace width="2em"/>
        <mo stretchy="false">+</mo>
        <mspace width="2em"/>
      </mrow>
      <mfrac>
        <mi>c</mi>
        <mi>a</mi>
      </mfrac>
      <mrow>
        <mspace width="2em"/>
        <mo stretchy="false">+</mo>
        <mspace width="2em"/>
      </mrow>
      <mi>k</mi>
      <mrow>
        <mspace width="2em"/>
        <mo stretchy="false">⋅</mo>
        <mspace width="0.5em"/>
      </mrow>
      <msup>
        <mi mathvariant="normal">e</mi>
        <mrow>
          <mrow>
            <mo stretchy="false">−</mo>
            <mi>a</mi>
          </mrow>
          <mrow>
            <mspace width="2em"/>
            <mo stretchy="false">⋅</mo>
            <mspace width="0.5em"/>
          </mrow>
          <mi>t</mi>
        </mrow>
      </msup>
    </mrow>
    <annotation encoding="StarMath 5.0">y( t )`=`- {b} over { a^{2}} ~+~ {b} over {a}~cdot`t ~+~ { c } over {a} ~+~ k~cdot` func e^{-a~cdot`t} </annotation>
  </semantics>
</math>
</file>

<file path=Object 16/content.xml><?xml version="1.0" encoding="utf-8"?>
<math xmlns="http://www.w3.org/1998/Math/MathML" display="block">
  <semantics>
    <mrow>
      <msub>
        <mi>u</mi>
        <mi>o</mi>
      </msub>
      <mrow>
        <mo fence="true" stretchy="false">(</mo>
        <mrow>
          <mi>t</mi>
        </mrow>
        <mo fence="true" stretchy="false">)</mo>
      </mrow>
      <mrow>
        <mspace width="0.5em"/>
        <mo stretchy="false">=</mo>
        <mspace width="0.5em"/>
      </mrow>
      <mrow>
        <mo fence="true" stretchy="true">(</mo>
        <mrow>
          <mrow>
            <msub>
              <mi>v</mi>
              <mn>0</mn>
            </msub>
            <mrow>
              <mspace width="0.5em"/>
              <mo stretchy="false">−</mo>
              <mspace width="0.5em"/>
            </mrow>
            <mi>k</mi>
          </mrow>
        </mrow>
        <mo fence="true" stretchy="true">)</mo>
      </mrow>
      <mrow>
        <mspace width="0.5em"/>
        <mo stretchy="false">+</mo>
        <mspace width="0.5em"/>
      </mrow>
      <mfrac>
        <mi>b</mi>
        <mi>a</mi>
      </mfrac>
      <mrow>
        <mspace width="2em"/>
        <mo stretchy="false">⋅</mo>
        <mspace width="0.5em"/>
      </mrow>
      <mi>t</mi>
      <mrow>
        <mspace width="2em"/>
        <mo stretchy="false">+</mo>
        <mspace width="2em"/>
      </mrow>
      <mi>k</mi>
      <mrow>
        <mspace width="2em"/>
        <mo stretchy="false">⋅</mo>
        <mspace width="0.5em"/>
      </mrow>
      <msup>
        <mi mathvariant="normal">e</mi>
        <mrow>
          <mrow>
            <mo stretchy="false">−</mo>
            <mi>a</mi>
          </mrow>
          <mrow>
            <mspace width="2em"/>
            <mo stretchy="false">⋅</mo>
            <mspace width="0.5em"/>
          </mrow>
          <mi>t</mi>
        </mrow>
      </msup>
    </mrow>
    <annotation encoding="StarMath 5.0">u_o( t )`=` left ( v_0 `-` k right ) `+` {b} over {a}~cdot`t ~+~ k~cdot` func e^{-a~cdot`t} 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o fence="true" stretchy="true">(</mo>
              <mrow>
                <mrow>
                  <mn>1</mn>
                  <mrow>
                    <mspace width="0.5em"/>
                    <mo stretchy="false">+</mo>
                    <mspace width="0.5em"/>
                  </mrow>
                  <mfrac>
                    <mn>1</mn>
                    <msub>
                      <mi>R</mi>
                      <mi mathvariant="italic">load</mi>
                    </msub>
                  </mfrac>
                  <mrow>
                    <mspace width="2em"/>
                    <mo stretchy="false">⋅</mo>
                    <mspace width="0.5em"/>
                  </mrow>
                  <mrow>
                    <mo fence="true" stretchy="true">(</mo>
                    <mrow>
                      <mrow>
                        <mfrac>
                          <mn>1</mn>
                          <mrow>
                            <mi>a</mi>
                            <mrow>
                              <mspace width="2em"/>
                              <mo stretchy="false">⋅</mo>
                              <mspace width="0.5em"/>
                            </mrow>
                            <mi>C</mi>
                          </mrow>
                        </mfrac>
                        <mrow>
                          <mspace width="2em"/>
                          <mo stretchy="false">−</mo>
                          <mspace width="0.5em"/>
                        </mrow>
                        <msub>
                          <mi>R</mi>
                          <mi mathvariant="italic">load</mi>
                        </msub>
                      </mrow>
                    </mrow>
                    <mo fence="true" stretchy="true">)</mo>
                  </mrow>
                </mrow>
              </mrow>
              <mo fence="true" stretchy="true">)</mo>
            </mrow>
            <mrow>
              <mspace width="0.5em"/>
              <mo stretchy="false">=</mo>
              <mspace width="0.5em"/>
            </mrow>
            <mfrac>
              <mrow>
                <msub>
                  <mi mathvariant="italic">wi</mi>
                  <mn>1</mn>
                </msub>
                <mo stretchy="false">/</mo>
                <mi>C</mi>
              </mrow>
              <mi>b</mi>
            </mfrac>
          </mrow>
        </mtd>
      </mtr>
      <mtr>
        <mtd>
          <mrow>
            <mfrac>
              <mn>1</mn>
              <mi>a</mi>
            </mfrac>
            <mrow>
              <mspace width="2em"/>
              <mo stretchy="false">⋅</mo>
              <mspace width="0.5em"/>
            </mrow>
            <mfrac>
              <mn>1</mn>
              <mrow>
                <msub>
                  <mi>R</mi>
                  <mi mathvariant="italic">load</mi>
                </msub>
                <mrow>
                  <mspace width="2em"/>
                  <mo stretchy="false">⋅</mo>
                  <mspace width="0.5em"/>
                </mrow>
                <mi>C</mi>
              </mrow>
            </mfrac>
            <mrow>
              <mspace width="0.5em"/>
              <mo stretchy="false">=</mo>
              <mspace width="0.5em"/>
            </mrow>
            <mfrac>
              <msub>
                <mi mathvariant="italic">wi</mi>
                <mn>1</mn>
              </msub>
              <mrow>
                <mi>b</mi>
                <mrow>
                  <mspace width="2em"/>
                  <mo stretchy="false">⋅</mo>
                  <mspace width="0.5em"/>
                </mrow>
                <mi>C</mi>
              </mrow>
            </mfrac>
          </mrow>
        </mtd>
      </mtr>
      <mtr>
        <mtd>
          <mrow>
            <mfrac>
              <mi>b</mi>
              <mi>a</mi>
            </mfrac>
            <mrow>
              <mspace width="0.5em"/>
              <mo stretchy="false">=</mo>
              <mspace width="0.5em"/>
            </mrow>
            <msub>
              <mi mathvariant="italic">wi</mi>
              <mn>1</mn>
            </msub>
            <mrow>
              <mspace width="2em"/>
              <mo stretchy="false">⋅</mo>
              <mspace width="0.5em"/>
            </mrow>
            <msub>
              <mi>R</mi>
              <mi mathvariant="italic">load</mi>
            </msub>
          </mrow>
        </mtd>
      </mtr>
    </mtable>
    <annotation encoding="StarMath 5.0">left ( 1 `+` {1} over {R_load} ~cdot` left ( {1} over {a~cdot`C}~-` R_load right ) right ) `=` {wi_1/C} over {b} 
newline
{1} over {a}~cdot` {1} over {R_load~cdot`C} `=` {wi_1} over {b~cdot`C} 
newline
{b} over {a} `=` wi_1~cdot`R_load</annotation>
  </semantics>
</math>
</file>

<file path=Object 18/content.xml><?xml version="1.0" encoding="utf-8"?>
<math xmlns="http://www.w3.org/1998/Math/MathML" display="block">
  <semantics>
    <mrow>
      <mi mathvariant="italic">ESR</mi>
      <mrow>
        <mspace width="0.5em"/>
        <mo stretchy="false">=</mo>
        <mspace width="0.5em"/>
      </mrow>
      <mfrac>
        <mn>1</mn>
        <mrow>
          <mi>a</mi>
          <mrow>
            <mspace width="2em"/>
            <mo stretchy="false">⋅</mo>
            <mspace width="0.5em"/>
          </mrow>
          <mi>C</mi>
        </mrow>
      </mfrac>
      <mrow>
        <mspace width="0.5em"/>
        <mo stretchy="false">−</mo>
        <mspace width="0.5em"/>
      </mrow>
      <msub>
        <mi>R</mi>
        <mi mathvariant="italic">load</mi>
      </msub>
    </mrow>
    <annotation encoding="StarMath 5.0">ESR `=` {1} over {a~cdot`C} `-` R_load </annotation>
  </semantics>
</math>
</file>

<file path=Object 19/content.xml><?xml version="1.0" encoding="utf-8"?>
<math xmlns="http://www.w3.org/1998/Math/MathML" display="block">
  <semantics>
    <mrow>
      <mi>b</mi>
      <mrow>
        <mspace width="0.5em"/>
        <mo stretchy="false">=</mo>
        <mspace width="0.5em"/>
      </mrow>
      <mfrac>
        <mrow>
          <msub>
            <mi mathvariant="italic">wi</mi>
            <mn>1</mn>
          </msub>
          <mo stretchy="false">/</mo>
          <mi>C</mi>
        </mrow>
        <mrow>
          <mn>1</mn>
          <mrow>
            <mspace width="0.5em"/>
            <mo stretchy="false">+</mo>
            <mspace width="0.5em"/>
          </mrow>
          <mrow>
            <mi mathvariant="italic">ESR</mi>
            <mo stretchy="false">/</mo>
            <msub>
              <mi>R</mi>
              <mi mathvariant="italic">load</mi>
            </msub>
          </mrow>
        </mrow>
      </mfrac>
      <mspace width="4em"/>
      <mo stretchy="false">→</mo>
      <mspace width="2em"/>
      <mi mathvariant="italic">ESR</mi>
      <mrow>
        <mspace width="0.5em"/>
        <mo stretchy="false">=</mo>
        <mspace width="0.5em"/>
      </mrow>
      <msub>
        <mi>R</mi>
        <mi mathvariant="italic">load</mi>
      </msub>
      <mrow>
        <mspace width="2em"/>
        <mo stretchy="false">⋅</mo>
        <mspace width="0.5em"/>
      </mrow>
      <mrow>
        <mo fence="true" stretchy="true">(</mo>
        <mrow>
          <mrow>
            <mfrac>
              <msub>
                <mi mathvariant="italic">wi</mi>
                <mn>1</mn>
              </msub>
              <mrow>
                <mi>b</mi>
                <mrow>
                  <mspace width="2em"/>
                  <mo stretchy="false">⋅</mo>
                  <mspace width="0.5em"/>
                </mrow>
                <mi>C</mi>
              </mrow>
            </mfrac>
            <mrow>
              <mspace width="2em"/>
              <mo stretchy="false">−</mo>
              <mspace width="0.5em"/>
            </mrow>
            <mn>1</mn>
          </mrow>
        </mrow>
        <mo fence="true" stretchy="true">)</mo>
      </mrow>
    </mrow>
    <annotation encoding="StarMath 5.0">b `=` {wi_1/C} over {1`+`ESR/R_load} ~~ rightarrow ~ ESR `=` R_load~cdot` left ( {wi_1} over {b~cdot`C} ~-` 1 right )</annotation>
  </semantics>
</math>
</file>

<file path=Object 2/content.xml><?xml version="1.0" encoding="utf-8"?>
<math xmlns="http://www.w3.org/1998/Math/MathML" display="block">
  <semantics>
    <mrow>
      <msub>
        <mi>i</mi>
        <mi>C</mi>
      </msub>
      <mrow>
        <mo fence="true" stretchy="false">(</mo>
        <mrow>
          <mi>t</mi>
        </mrow>
        <mo fence="true" stretchy="false">)</mo>
      </mrow>
      <mrow>
        <mspace width="0.5em"/>
        <mo stretchy="false">=</mo>
        <mrow>
          <mspace width="0.5em"/>
          <mo stretchy="false">−</mo>
          <msub>
            <mi>i</mi>
            <mn>0</mn>
          </msub>
        </mrow>
      </mrow>
      <mrow>
        <mo fence="true" stretchy="false">(</mo>
        <mrow>
          <mi>t</mi>
        </mrow>
        <mo fence="true" stretchy="false">)</mo>
      </mrow>
      <mrow>
        <mspace width="0.5em"/>
        <mo stretchy="false">=</mo>
        <mrow>
          <mspace width="0.5em"/>
          <mo stretchy="false">−</mo>
          <mfrac>
            <mrow>
              <msub>
                <mi>u</mi>
                <mn>0</mn>
              </msub>
              <mrow>
                <mo fence="true" stretchy="false">(</mo>
                <mrow>
                  <mi>t</mi>
                </mrow>
                <mo fence="true" stretchy="false">)</mo>
              </mrow>
            </mrow>
            <msub>
              <mi>R</mi>
              <mi mathvariant="italic">load</mi>
            </msub>
          </mfrac>
        </mrow>
      </mrow>
    </mrow>
    <annotation encoding="StarMath 5.0">i_C(t) `=`-i_0( t) `=` -{{u_0(t)} over {R_load}}</annotation>
  </semantics>
</math>
</file>

<file path=Object 20/content.xml><?xml version="1.0" encoding="utf-8"?>
<math xmlns="http://www.w3.org/1998/Math/MathML" display="block">
  <semantics>
    <mtable>
      <mtr>
        <mtd>
          <mrow>
            <mi mathvariant="italic">ESR</mi>
            <mrow>
              <mspace width="0.5em"/>
              <mo stretchy="false">=</mo>
              <mspace width="0.5em"/>
            </mrow>
            <msub>
              <mi>R</mi>
              <mi mathvariant="italic">load</mi>
            </msub>
            <mrow>
              <mspace width="2em"/>
              <mo stretchy="false">⋅</mo>
              <mspace width="0.5em"/>
            </mrow>
            <mrow>
              <mo fence="true" stretchy="true">(</mo>
              <mrow>
                <mrow>
                  <mfrac>
                    <msub>
                      <mi mathvariant="italic">wi</mi>
                      <mn>1</mn>
                    </msub>
                    <mrow>
                      <mfrac>
                        <mrow>
                          <mn>2</mn>
                          <mrow>
                            <mspace width="2em"/>
                            <mo stretchy="false">⋅</mo>
                            <mspace width="0.5em"/>
                          </mrow>
                          <msub>
                            <mi mathvariant="italic">wu</mi>
                            <mn>2</mn>
                          </msub>
                        </mrow>
                        <mrow>
                          <mn>1</mn>
                          <mrow>
                            <mspace width="0.5em"/>
                            <mo stretchy="false">−</mo>
                            <mspace width="0.5em"/>
                          </mrow>
                          <mfrac>
                            <mn>1</mn>
                            <msub>
                              <mi>R</mi>
                              <mi mathvariant="italic">load</mi>
                            </msub>
                          </mfrac>
                          <mrow>
                            <mspace width="2em"/>
                            <mo stretchy="false">⋅</mo>
                            <mspace width="0.5em"/>
                          </mrow>
                          <mfrac>
                            <msub>
                              <mi mathvariant="italic">wu</mi>
                              <mn>1</mn>
                            </msub>
                            <msub>
                              <mi mathvariant="italic">wi</mi>
                              <mn>1</mn>
                            </msub>
                          </mfrac>
                        </mrow>
                      </mfrac>
                      <mrow>
                        <mspace width="2em"/>
                        <mo stretchy="false">⋅</mo>
                        <mspace width="0.5em"/>
                      </mrow>
                      <mi>C</mi>
                    </mrow>
                  </mfrac>
                  <mrow>
                    <mspace width="2em"/>
                    <mo stretchy="false">−</mo>
                    <mspace width="0.5em"/>
                  </mrow>
                  <mn>1</mn>
                </mrow>
              </mrow>
              <mo fence="true" stretchy="true">)</mo>
            </mrow>
            <mrow>
              <mspace width="0.5em"/>
              <mo stretchy="false">=</mo>
              <mspace width="0.5em"/>
            </mrow>
            <msub>
              <mi>R</mi>
              <mi mathvariant="italic">load</mi>
            </msub>
            <mrow>
              <mspace width="2em"/>
              <mo stretchy="false">⋅</mo>
              <mspace width="0.5em"/>
            </mrow>
            <mrow>
              <mo fence="true" stretchy="true">(</mo>
              <mrow>
                <mrow>
                  <mfrac>
                    <mrow>
                      <msub>
                        <mi mathvariant="italic">wi</mi>
                        <mn>1</mn>
                      </msub>
                      <mrow>
                        <mspace width="2em"/>
                        <mo stretchy="false">⋅</mo>
                        <mspace width="0.5em"/>
                      </mrow>
                      <mrow>
                        <mo fence="true" stretchy="true">(</mo>
                        <mrow>
                          <mrow>
                            <mn>1</mn>
                            <mrow>
                              <mspace width="0.5em"/>
                              <mo stretchy="false">−</mo>
                              <mspace width="0.5em"/>
                            </mrow>
                            <mfrac>
                              <mn>1</mn>
                              <msub>
                                <mi>R</mi>
                                <mi mathvariant="italic">load</mi>
                              </msub>
                            </mfrac>
                            <mrow>
                              <mspace width="2em"/>
                              <mo stretchy="false">⋅</mo>
                              <mspace width="0.5em"/>
                            </mrow>
                            <mfrac>
                              <msub>
                                <mi mathvariant="italic">wu</mi>
                                <mn>1</mn>
                              </msub>
                              <msub>
                                <mi mathvariant="italic">wi</mi>
                                <mn>1</mn>
                              </msub>
                            </mfrac>
                          </mrow>
                        </mrow>
                        <mo fence="true" stretchy="true">)</mo>
                      </mrow>
                    </mrow>
                    <mrow>
                      <mn>2</mn>
                      <mrow>
                        <mspace width="2em"/>
                        <mo stretchy="false">⋅</mo>
                        <mspace width="0.5em"/>
                      </mrow>
                      <msub>
                        <mi mathvariant="italic">wu</mi>
                        <mn>2</mn>
                      </msub>
                      <mrow>
                        <mspace width="2em"/>
                        <mo stretchy="false">⋅</mo>
                        <mspace width="0.5em"/>
                      </mrow>
                      <mi>C</mi>
                    </mrow>
                  </mfrac>
                  <mrow>
                    <mspace width="2em"/>
                    <mo stretchy="false">−</mo>
                    <mspace width="0.5em"/>
                  </mrow>
                  <mn>1</mn>
                </mrow>
              </mrow>
              <mo fence="true" stretchy="true">)</mo>
            </mrow>
          </mrow>
        </mtd>
      </mtr>
      <mtr>
        <mtd>
          <mrow>
            <mi mathvariant="italic">ESR</mi>
            <mrow>
              <mspace width="0.5em"/>
              <mo stretchy="false">=</mo>
              <mspace width="0.5em"/>
            </mrow>
            <msub>
              <mi>R</mi>
              <mi mathvariant="italic">load</mi>
            </msub>
            <mrow>
              <mspace width="2em"/>
              <mo stretchy="false">⋅</mo>
              <mspace width="0.5em"/>
            </mrow>
            <mrow>
              <mo fence="true" stretchy="true">(</mo>
              <mrow>
                <mrow>
                  <mfrac>
                    <mn>1</mn>
                    <mn>2</mn>
                  </mfrac>
                  <mrow>
                    <mspace width="2em"/>
                    <mo stretchy="false">⋅</mo>
                    <mspace width="0.5em"/>
                  </mrow>
                  <mfrac>
                    <msub>
                      <mi mathvariant="italic">wi</mi>
                      <mn>1</mn>
                    </msub>
                    <msub>
                      <mi mathvariant="italic">wu</mi>
                      <mn>2</mn>
                    </msub>
                  </mfrac>
                  <mrow>
                    <mspace width="2em"/>
                    <mo stretchy="false">⋅</mo>
                    <mspace width="0.5em"/>
                  </mrow>
                  <mfrac>
                    <mn>1</mn>
                    <mi>C</mi>
                  </mfrac>
                  <mrow>
                    <mspace width="2em"/>
                    <mo stretchy="false">−</mo>
                    <mspace width="0.5em"/>
                  </mrow>
                  <mfrac>
                    <mn>1</mn>
                    <mn>2</mn>
                  </mfrac>
                  <mrow>
                    <mspace width="2em"/>
                    <mo stretchy="false">⋅</mo>
                    <mspace width="0.5em"/>
                  </mrow>
                  <mfrac>
                    <msub>
                      <mi mathvariant="italic">wu</mi>
                      <mn>1</mn>
                    </msub>
                    <msub>
                      <mi mathvariant="italic">wi</mi>
                      <mn>1</mn>
                    </msub>
                  </mfrac>
                  <mrow>
                    <mspace width="2em"/>
                    <mo stretchy="false">⋅</mo>
                    <mspace width="0.5em"/>
                  </mrow>
                  <mfrac>
                    <mn>1</mn>
                    <mrow>
                      <msub>
                        <mi>R</mi>
                        <mi mathvariant="italic">load</mi>
                      </msub>
                      <mrow>
                        <mspace width="2em"/>
                        <mo stretchy="false">⋅</mo>
                        <mspace width="0.5em"/>
                      </mrow>
                      <mi>C</mi>
                    </mrow>
                  </mfrac>
                  <mrow>
                    <mspace width="2em"/>
                    <mo stretchy="false">−</mo>
                    <mspace width="0.5em"/>
                  </mrow>
                  <mn>1</mn>
                </mrow>
              </mrow>
              <mo fence="true" stretchy="true">)</mo>
            </mrow>
          </mrow>
        </mtd>
      </mtr>
    </mtable>
    <annotation encoding="StarMath 5.0">ESR `=` R_load~cdot` left ( {wi_1} over {{2~cdot`wu_2} over {1 `-` {1} over {R_load} ~cdot` {wu_1} over {wi_1} } ~cdot`C} ~-` 1 right ) `=` R_load~cdot` left ( {wi_1 ~cdot` left(1 `-` {1} over {R_load} ~cdot` {wu_1} over {wi_1} right)} over {2~cdot`wu_2  ~cdot`C} ~-` 1 right )
newline
ESR `=` R_load ~cdot` left ( {1} over {2} ~cdot` {wi_1} over {wu_2} ~cdot` {1}over{C} ~-` {1}over{2}~cdot`{wu_1}over{wi_1}~cdot`{1}over{R_load~cdot`C} ~-` 1right ) </annotation>
  </semantics>
</math>
</file>

<file path=Object 21/content.xml><?xml version="1.0" encoding="utf-8"?>
<math xmlns="http://www.w3.org/1998/Math/MathML" display="block">
  <semantics>
    <mrow>
      <mi mathvariant="italic">ESR</mi>
      <mrow>
        <mspace width="0.5em"/>
        <mo stretchy="false">=</mo>
        <mspace width="0.5em"/>
      </mrow>
      <mfrac>
        <mn>1</mn>
        <mn>2</mn>
      </mfrac>
      <mrow>
        <mspace width="2em"/>
        <mo stretchy="false">⋅</mo>
        <mspace width="0.5em"/>
      </mrow>
      <mfrac>
        <msub>
          <mi mathvariant="italic">wi</mi>
          <mn>1</mn>
        </msub>
        <msub>
          <mi mathvariant="italic">wu</mi>
          <mn>2</mn>
        </msub>
      </mfrac>
      <mrow>
        <mspace width="2em"/>
        <mo stretchy="false">⋅</mo>
        <mspace width="0.5em"/>
      </mrow>
      <mfrac>
        <msub>
          <mi>R</mi>
          <mi mathvariant="italic">load</mi>
        </msub>
        <mi>C</mi>
      </mfrac>
      <mrow>
        <mspace width="2em"/>
        <mo stretchy="false">−</mo>
        <mspace width="0.5em"/>
      </mrow>
      <mfrac>
        <mn>1</mn>
        <mn>2</mn>
      </mfrac>
      <mrow>
        <mspace width="2em"/>
        <mo stretchy="false">⋅</mo>
        <mspace width="0.5em"/>
      </mrow>
      <mfrac>
        <msub>
          <mi mathvariant="italic">wu</mi>
          <mn>1</mn>
        </msub>
        <msub>
          <mi mathvariant="italic">wi</mi>
          <mn>1</mn>
        </msub>
      </mfrac>
      <mrow>
        <mspace width="2em"/>
        <mo stretchy="false">⋅</mo>
        <mspace width="0.5em"/>
      </mrow>
      <mfrac>
        <mn>1</mn>
        <mi>C</mi>
      </mfrac>
      <mrow>
        <mspace width="2em"/>
        <mo stretchy="false">−</mo>
        <mspace width="0.5em"/>
      </mrow>
      <msub>
        <mi>R</mi>
        <mi mathvariant="italic">load</mi>
      </msub>
    </mrow>
    <annotation encoding="StarMath 5.0">ESR `=` {1} over {2} ~cdot` {wi_1} over {wu_2} ~cdot` {R_load}over{C} ~-` {1}over{2}~cdot`{wu_1}over{wi_1}~cdot`{1}over{C} ~-` R_load</annotation>
  </semantics>
</math>
</file>

<file path=Object 22/content.xml><?xml version="1.0" encoding="utf-8"?>
<math xmlns="http://www.w3.org/1998/Math/MathML" display="block">
  <semantics>
    <mrow>
      <msub>
        <mi>u</mi>
        <mi>o</mi>
      </msub>
      <mrow>
        <mo fence="true" stretchy="false">(</mo>
        <mrow>
          <mrow>
            <mi>t</mi>
            <mo stretchy="false">=</mo>
            <mn>0</mn>
          </mrow>
        </mrow>
        <mo fence="true" stretchy="false">)</mo>
      </mrow>
      <mrow>
        <mspace width="2em"/>
        <mo stretchy="false">=</mo>
        <mspace width="2em"/>
      </mrow>
      <msub>
        <mi>v</mi>
        <mn>0</mn>
      </msub>
      <mrow>
        <mspace width="2em"/>
        <mo stretchy="false">=</mo>
        <mrow>
          <mspace width="2em"/>
          <mo stretchy="false">−</mo>
          <mfrac>
            <mi>b</mi>
            <msup>
              <mi>a</mi>
              <mn>2</mn>
            </msup>
          </mfrac>
        </mrow>
      </mrow>
      <mrow>
        <mspace width="0.5em"/>
        <mo stretchy="false">+</mo>
        <mspace width="0.5em"/>
      </mrow>
      <mfrac>
        <mi>c</mi>
        <mi>a</mi>
      </mfrac>
      <mrow>
        <mspace width="0.5em"/>
        <mo stretchy="false">+</mo>
        <mspace width="0.5em"/>
      </mrow>
      <mi>k</mi>
    </mrow>
    <annotation encoding="StarMath 5.0">u_o( t=0 ) ~=~ v_0 ~=~ - {b} over {a^2} `+` {c} over {a} `+` k</annotation>
  </semantics>
</math>
</file>

<file path=Object 23/content.xml><?xml version="1.0" encoding="utf-8"?>
<math xmlns="http://www.w3.org/1998/Math/MathML" display="block">
  <semantics>
    <mrow>
      <mfrac>
        <mi>c</mi>
        <mi>a</mi>
      </mfrac>
      <mrow>
        <mspace width="0.5em"/>
        <mo stretchy="false">=</mo>
        <mspace width="0.5em"/>
      </mrow>
      <msub>
        <mi>v</mi>
        <mn>0</mn>
      </msub>
      <mrow>
        <mspace width="0.5em"/>
        <mo stretchy="false">+</mo>
        <mspace width="0.5em"/>
      </mrow>
      <mfrac>
        <mi>b</mi>
        <msup>
          <mi>a</mi>
          <mn>2</mn>
        </msup>
      </mfrac>
      <mrow>
        <mspace width="2em"/>
        <mo stretchy="false">−</mo>
        <mspace width="0.5em"/>
      </mrow>
      <mi>k</mi>
      <mi>,</mi>
      <mspace width="4em"/>
      <mo stretchy="false">→</mo>
      <mspace width="4em"/>
      <msub>
        <mi>u</mi>
        <mi>o</mi>
      </msub>
      <mrow>
        <mo fence="true" stretchy="false">(</mo>
        <mrow>
          <mi>t</mi>
        </mrow>
        <mo fence="true" stretchy="false">)</mo>
      </mrow>
      <mrow>
        <mspace width="0.5em"/>
        <mo stretchy="false">=</mo>
        <mrow>
          <mspace width="0.5em"/>
          <mo stretchy="false">−</mo>
          <mfrac>
            <mi>b</mi>
            <msup>
              <mi>a</mi>
              <mn>2</mn>
            </msup>
          </mfrac>
        </mrow>
      </mrow>
      <mrow>
        <mspace width="0.5em"/>
        <mo stretchy="false">+</mo>
        <mspace width="0.5em"/>
      </mrow>
      <mfrac>
        <mi>b</mi>
        <mi>a</mi>
      </mfrac>
      <mrow>
        <mspace width="2em"/>
        <mo stretchy="false">⋅</mo>
        <mspace width="0.5em"/>
      </mrow>
      <mi>t</mi>
      <mrow>
        <mspace width="0.5em"/>
        <mo stretchy="false">+</mo>
        <mspace width="0.5em"/>
      </mrow>
      <mrow>
        <mo fence="true" stretchy="true">(</mo>
        <mrow>
          <mrow>
            <msub>
              <mi>v</mi>
              <mn>0</mn>
            </msub>
            <mrow>
              <mspace width="0.5em"/>
              <mo stretchy="false">+</mo>
              <mspace width="0.5em"/>
            </mrow>
            <mfrac>
              <mi>b</mi>
              <msup>
                <mi>a</mi>
                <mn>2</mn>
              </msup>
            </mfrac>
            <mrow>
              <mspace width="0.5em"/>
              <mo stretchy="false">−</mo>
              <mspace width="0.5em"/>
            </mrow>
            <mi>k</mi>
          </mrow>
        </mrow>
        <mo fence="true" stretchy="true">)</mo>
      </mrow>
      <mrow>
        <mspace width="0.5em"/>
        <mo stretchy="false">+</mo>
        <mspace width="0.5em"/>
      </mrow>
      <mi>k</mi>
      <mrow>
        <mspace width="2em"/>
        <mo stretchy="false">⋅</mo>
        <mspace width="0.5em"/>
      </mrow>
      <msup>
        <mi mathvariant="normal">e</mi>
        <mrow>
          <mrow>
            <mo stretchy="false">−</mo>
            <mi>a</mi>
          </mrow>
          <mrow>
            <mspace width="2em"/>
            <mo stretchy="false">⋅</mo>
            <mspace width="0.5em"/>
          </mrow>
          <mi>t</mi>
        </mrow>
      </msup>
    </mrow>
    <annotation encoding="StarMath 5.0">{c} over {a} `=` v_0 `+` {b} over {a^2} ~-` k , ~~rightarrow ~~ u_o( t ) `=` - {b} over {a^2} `+` {b} over {a} ~cdot`t `+` left ( v_0 `+` {b} over {a^2} `-` k right ) `+` k~cdot` func e^{-a~cdot`t} </annotation>
  </semantics>
</math>
</file>

<file path=Object 24/content.xml><?xml version="1.0" encoding="utf-8"?>
<math xmlns="http://www.w3.org/1998/Math/MathML" display="block">
  <semantics>
    <mrow>
      <msub>
        <mi>u</mi>
        <mi>o</mi>
      </msub>
      <mrow>
        <mo fence="true" stretchy="false">(</mo>
        <mrow>
          <mi>t</mi>
        </mrow>
        <mo fence="true" stretchy="false">)</mo>
      </mrow>
      <mrow>
        <mspace width="0.5em"/>
        <mo stretchy="false">≈</mo>
        <mspace width="0.5em"/>
      </mrow>
      <mrow>
        <mo fence="true" stretchy="true">(</mo>
        <mrow>
          <mrow>
            <msub>
              <mi>v</mi>
              <mn>0</mn>
            </msub>
            <mrow>
              <mspace width="0.5em"/>
              <mo stretchy="false">−</mo>
              <mspace width="0.5em"/>
            </mrow>
            <mi>k</mi>
          </mrow>
        </mrow>
        <mo fence="true" stretchy="true">)</mo>
      </mrow>
      <mrow>
        <mspace width="0.5em"/>
        <mo stretchy="false">+</mo>
        <mspace width="0.5em"/>
      </mrow>
      <mfrac>
        <mi>b</mi>
        <mi>a</mi>
      </mfrac>
      <mrow>
        <mspace width="2em"/>
        <mo stretchy="false">⋅</mo>
        <mspace width="0.5em"/>
      </mrow>
      <mi>t</mi>
      <mrow>
        <mspace width="2em"/>
        <mo stretchy="false">+</mo>
        <mspace width="2em"/>
      </mrow>
      <mi>k</mi>
      <mrow>
        <mspace width="2em"/>
        <mo stretchy="false">⋅</mo>
        <mspace width="0.5em"/>
      </mrow>
      <mrow>
        <mo fence="true" stretchy="true">(</mo>
        <mrow>
          <mrow>
            <mn>1</mn>
            <mrow>
              <mspace width="0.5em"/>
              <mo stretchy="false">−</mo>
              <mspace width="0.5em"/>
            </mrow>
            <mi>a</mi>
            <mrow>
              <mspace width="2em"/>
              <mo stretchy="false">⋅</mo>
              <mspace width="0.5em"/>
            </mrow>
            <mi>t</mi>
            <mrow>
              <mspace width="0.5em"/>
              <mo stretchy="false">+</mo>
              <mspace width="0.5em"/>
            </mrow>
            <mfrac>
              <msup>
                <mi>a</mi>
                <mn>2</mn>
              </msup>
              <mn>2</mn>
            </mfrac>
            <mrow>
              <mspace width="2em"/>
              <mo stretchy="false">⋅</mo>
              <mspace width="0.5em"/>
            </mrow>
            <msup>
              <mi>t</mi>
              <mn>2</mn>
            </msup>
          </mrow>
        </mrow>
        <mo fence="true" stretchy="true">)</mo>
      </mrow>
      <mrow>
        <mspace width="2em"/>
        <mo stretchy="false">=</mo>
        <mspace width="2em"/>
      </mrow>
      <msub>
        <mi>v</mi>
        <mn>0</mn>
      </msub>
      <mrow>
        <mspace width="0.5em"/>
        <mo stretchy="false">+</mo>
        <mspace width="0.5em"/>
      </mrow>
      <mrow>
        <mo fence="true" stretchy="true">(</mo>
        <mrow>
          <mrow>
            <mfrac>
              <mi>b</mi>
              <mi>a</mi>
            </mfrac>
            <mrow>
              <mspace width="2em"/>
              <mo stretchy="false">−</mo>
              <mspace width="0.5em"/>
            </mrow>
            <mi>k</mi>
            <mrow>
              <mspace width="2em"/>
              <mo stretchy="false">⋅</mo>
              <mspace width="0.5em"/>
            </mrow>
            <mi>a</mi>
          </mrow>
        </mrow>
        <mo fence="true" stretchy="true">)</mo>
      </mrow>
      <mrow>
        <mspace width="2em"/>
        <mo stretchy="false">⋅</mo>
        <mspace width="0.5em"/>
      </mrow>
      <mi>t</mi>
      <mrow>
        <mspace width="0.5em"/>
        <mo stretchy="false">+</mo>
        <mspace width="0.5em"/>
      </mrow>
      <mfrac>
        <mn>1</mn>
        <mn>2</mn>
      </mfrac>
      <mrow>
        <mspace width="2em"/>
        <mo stretchy="false">⋅</mo>
        <mspace width="0.5em"/>
      </mrow>
      <mi>k</mi>
      <mrow>
        <mspace width="2em"/>
        <mo stretchy="false">⋅</mo>
        <mspace width="0.5em"/>
      </mrow>
      <msup>
        <mi>a</mi>
        <mn>2</mn>
      </msup>
      <mrow>
        <mspace width="2em"/>
        <mo stretchy="false">⋅</mo>
        <mspace width="0.5em"/>
      </mrow>
      <msup>
        <mi>t</mi>
        <mn>2</mn>
      </msup>
    </mrow>
    <annotation encoding="StarMath 5.0">u_o( t )` approx ` left ( v_0 `-` k right ) `+` {b} over {a}~cdot`t ~+~ k~cdot` left (1 `-` a~cdot`t `+` {a^2} over {2} ~cdot`t^2 right ) ~=~ v_0 `+` left ( {b} over {a} ~-` k~cdot`a right ) ~cdot`t `+` {1} over {2} ~cdot` k ~cdot` a^2 ~cdot`t^2 </annotation>
  </semantics>
</math>
</file>

<file path=Object 25/content.xml><?xml version="1.0" encoding="utf-8"?>
<math xmlns="http://www.w3.org/1998/Math/MathML" display="block">
  <semantics>
    <mrow>
      <msub>
        <mi>u</mi>
        <mi>o</mi>
      </msub>
      <mrow>
        <mo fence="true" stretchy="false">(</mo>
        <mrow>
          <mi>t</mi>
        </mrow>
        <mo fence="true" stretchy="false">)</mo>
      </mrow>
      <mrow>
        <mspace width="0.5em"/>
        <mo stretchy="false">≈</mo>
        <mspace width="0.5em"/>
      </mrow>
      <msub>
        <mi mathvariant="italic">wu</mi>
        <mn>0</mn>
      </msub>
      <mrow>
        <mspace width="0.5em"/>
        <mo stretchy="false">+</mo>
        <mspace width="0.5em"/>
      </mrow>
      <msub>
        <mi mathvariant="italic">wu</mi>
        <mn>1</mn>
      </msub>
      <mrow>
        <mspace width="2em"/>
        <mo stretchy="false">⋅</mo>
        <mspace width="0.5em"/>
      </mrow>
      <mi>t</mi>
      <mrow>
        <mspace width="0.5em"/>
        <mo stretchy="false">+</mo>
        <mspace width="0.5em"/>
      </mrow>
      <msub>
        <mi mathvariant="italic">wu</mi>
        <mn>2</mn>
      </msub>
      <mrow>
        <mspace width="2em"/>
        <mo stretchy="false">⋅</mo>
        <mspace width="0.5em"/>
      </mrow>
      <msup>
        <mi>t</mi>
        <mn>2</mn>
      </msup>
    </mrow>
    <annotation encoding="StarMath 5.0">u_o( t ) ` approx ` wu_0 `+` wu_1~cdot`t `+` wu_2~cdot`t^2</annotation>
  </semantics>
</math>
</file>

<file path=Object 26/content.xml><?xml version="1.0" encoding="utf-8"?>
<math xmlns="http://www.w3.org/1998/Math/MathML" display="block">
  <semantics>
    <mrow>
      <msub>
        <mi mathvariant="italic">wu</mi>
        <mn>1</mn>
      </msub>
      <mrow>
        <mspace width="0.5em"/>
        <mo stretchy="false">=</mo>
        <mspace width="0.5em"/>
      </mrow>
      <mfrac>
        <mi>b</mi>
        <mi>a</mi>
      </mfrac>
      <mrow>
        <mspace width="0.5em"/>
        <mo stretchy="false">−</mo>
        <mspace width="0.5em"/>
      </mrow>
      <mi>k</mi>
      <mrow>
        <mspace width="2em"/>
        <mo stretchy="false">⋅</mo>
        <mspace width="0.5em"/>
      </mrow>
      <mi>a</mi>
    </mrow>
    <annotation encoding="StarMath 5.0">wu_1 `=` {b} over {a} `-` k~cdot`a</annotation>
  </semantics>
</math>
</file>

<file path=Object 27/content.xml><?xml version="1.0" encoding="utf-8"?>
<math xmlns="http://www.w3.org/1998/Math/MathML" display="block">
  <semantics>
    <mrow>
      <msub>
        <mi mathvariant="italic">wu</mi>
        <mn>2</mn>
      </msub>
      <mrow>
        <mspace width="0.5em"/>
        <mo stretchy="false">=</mo>
        <mspace width="0.5em"/>
      </mrow>
      <mfrac>
        <mn>1</mn>
        <mn>2</mn>
      </mfrac>
      <mrow>
        <mspace width="2em"/>
        <mo stretchy="false">⋅</mo>
        <mspace width="0.5em"/>
      </mrow>
      <mi>k</mi>
      <mrow>
        <mspace width="2em"/>
        <mo stretchy="false">⋅</mo>
        <mspace width="0.5em"/>
      </mrow>
      <msup>
        <mi>a</mi>
        <mn>2</mn>
      </msup>
    </mrow>
    <annotation encoding="StarMath 5.0">wu_2 `=` {1} over {2} ~cdot`k~cdot`a^2 </annotation>
  </semantics>
</math>
</file>

<file path=Object 28/content.xml><?xml version="1.0" encoding="utf-8"?>
<math xmlns="http://www.w3.org/1998/Math/MathML" display="block">
  <semantics>
    <mrow>
      <mi>a</mi>
      <mrow>
        <mspace width="0.5em"/>
        <mo stretchy="false">=</mo>
        <mspace width="0.5em"/>
      </mrow>
      <mfrac>
        <mn>1</mn>
        <mrow>
          <msub>
            <mi>R</mi>
            <mi mathvariant="italic">load</mi>
          </msub>
          <mrow>
            <mspace width="0.5em"/>
            <mo stretchy="false">⋅</mo>
            <mspace width="0.5em"/>
          </mrow>
          <mi>C</mi>
        </mrow>
      </mfrac>
      <mrow>
        <mspace width="2em"/>
        <mo stretchy="false">⋅</mo>
        <mspace width="0.5em"/>
      </mrow>
      <mfrac>
        <mn>1</mn>
        <mrow>
          <mn>1</mn>
          <mrow>
            <mspace width="0.5em"/>
            <mo stretchy="false">+</mo>
            <mspace width="0.5em"/>
          </mrow>
          <mrow>
            <mi mathvariant="italic">ESR</mi>
            <mo stretchy="false">/</mo>
            <msub>
              <mi>R</mi>
              <mi mathvariant="italic">load</mi>
            </msub>
          </mrow>
        </mrow>
      </mfrac>
    </mrow>
    <annotation encoding="StarMath 5.0">a `=` {1} over {R_load`cdot`C}~cdot` {1} over {1`+`ESR/R_load} </annotation>
  </semantics>
</math>
</file>

<file path=Object 29/content.xml><?xml version="1.0" encoding="utf-8"?>
<math xmlns="http://www.w3.org/1998/Math/MathML" display="block">
  <semantics>
    <mrow>
      <mi>b</mi>
      <mrow>
        <mspace width="0.5em"/>
        <mo stretchy="false">=</mo>
        <mspace width="0.5em"/>
      </mrow>
      <mfrac>
        <mrow>
          <msub>
            <mi mathvariant="italic">wi</mi>
            <mn>1</mn>
          </msub>
          <mo stretchy="false">/</mo>
          <mi>C</mi>
        </mrow>
        <mrow>
          <mn>1</mn>
          <mrow>
            <mspace width="0.5em"/>
            <mo stretchy="false">+</mo>
            <mspace width="0.5em"/>
          </mrow>
          <mrow>
            <mi mathvariant="italic">ESR</mi>
            <mo stretchy="false">/</mo>
            <msub>
              <mi>R</mi>
              <mi mathvariant="italic">load</mi>
            </msub>
          </mrow>
        </mrow>
      </mfrac>
    </mrow>
    <annotation encoding="StarMath 5.0">b `=` {wi_1/C} over {1`+`ESR/R_load}</annotation>
  </semantics>
</math>
</file>

<file path=Object 3/content.xml><?xml version="1.0" encoding="utf-8"?>
<math xmlns="http://www.w3.org/1998/Math/MathML" display="block">
  <semantics>
    <mrow>
      <mfrac>
        <mrow>
          <msub>
            <mi mathvariant="italic">du</mi>
            <mn>0</mn>
          </msub>
          <mrow>
            <mo fence="true" stretchy="false">(</mo>
            <mrow>
              <mi>t</mi>
            </mrow>
            <mo fence="true" stretchy="false">)</mo>
          </mrow>
        </mrow>
        <mi mathvariant="italic">dt</mi>
      </mfrac>
      <mrow>
        <mspace width="0.5em"/>
        <mo stretchy="false">=</mo>
        <mspace width="0.5em"/>
      </mrow>
      <mi mathvariant="italic">ESR</mi>
      <mrow>
        <mspace width="2em"/>
        <mo stretchy="false">⋅</mo>
        <mspace width="0.5em"/>
      </mrow>
      <mfrac>
        <mrow>
          <msub>
            <mi mathvariant="italic">di</mi>
            <mi>C</mi>
          </msub>
          <mrow>
            <mo fence="true" stretchy="false">(</mo>
            <mrow>
              <mi>t</mi>
            </mrow>
            <mo fence="true" stretchy="false">)</mo>
          </mrow>
        </mrow>
        <mi mathvariant="italic">dt</mi>
      </mfrac>
      <mrow>
        <mspace width="2em"/>
        <mo stretchy="false">+</mo>
        <mspace width="2em"/>
      </mrow>
      <mfrac>
        <mn>1</mn>
        <mi>C</mi>
      </mfrac>
      <mrow>
        <mspace width="2em"/>
        <mo stretchy="false">⋅</mo>
        <mspace width="0.5em"/>
      </mrow>
      <msub>
        <mi>i</mi>
        <mi>C</mi>
      </msub>
      <mrow>
        <mo fence="true" stretchy="false">(</mo>
        <mrow>
          <mi>t</mi>
        </mrow>
        <mo fence="true" stretchy="false">)</mo>
      </mrow>
    </mrow>
    <annotation encoding="StarMath 5.0">{du_0(t)} over {dt} `=` ESR ~cdot` {di_C(t)} over {dt} ~+~ {1} over {C} ~cdot` i_C(t)</annotation>
  </semantics>
</math>
</file>

<file path=Object 30/content.xml><?xml version="1.0" encoding="utf-8"?>
<math xmlns="http://www.w3.org/1998/Math/MathML" display="block">
  <semantics>
    <mrow>
      <msub>
        <mi mathvariant="italic">wu</mi>
        <mn>1</mn>
      </msub>
      <mrow>
        <mspace width="0.5em"/>
        <mo stretchy="false">=</mo>
        <mspace width="0.5em"/>
      </mrow>
      <mfrac>
        <mi>b</mi>
        <mi>a</mi>
      </mfrac>
      <mrow>
        <mspace width="0.5em"/>
        <mo stretchy="false">−</mo>
        <mspace width="0.5em"/>
      </mrow>
      <mrow>
        <mo fence="true" stretchy="true">(</mo>
        <mrow>
          <mfrac>
            <mrow>
              <mn>2</mn>
              <mrow>
                <mspace width="2em"/>
                <mo stretchy="false">⋅</mo>
                <mspace width="0.5em"/>
              </mrow>
              <msub>
                <mi mathvariant="italic">wu</mi>
                <mn>2</mn>
              </msub>
            </mrow>
            <msup>
              <mi>a</mi>
              <mn>2</mn>
            </msup>
          </mfrac>
        </mrow>
        <mo fence="true" stretchy="true">)</mo>
      </mrow>
      <mrow>
        <mspace width="2em"/>
        <mo stretchy="false">⋅</mo>
        <mspace width="0.5em"/>
      </mrow>
      <mi>a</mi>
    </mrow>
    <annotation encoding="StarMath 5.0">wu_1 `=` {b} over {a} `-` left ( {2~cdot`wu_2} over {a^2} right ) ~cdot`a</annotation>
  </semantics>
</math>
</file>

<file path=Object 31/content.xml><?xml version="1.0" encoding="utf-8"?>
<math xmlns="http://www.w3.org/1998/Math/MathML" display="block">
  <semantics>
    <mrow>
      <mfrac>
        <mi>b</mi>
        <mi>a</mi>
      </mfrac>
      <mrow>
        <mspace width="0.5em"/>
        <mo stretchy="false">=</mo>
        <mspace width="0.5em"/>
      </mrow>
      <msub>
        <mi mathvariant="italic">wu</mi>
        <mn>1</mn>
      </msub>
      <mrow>
        <mspace width="0.5em"/>
        <mo stretchy="false">+</mo>
        <mspace width="0.5em"/>
      </mrow>
      <mn>2</mn>
      <mrow>
        <mspace width="2em"/>
        <mo stretchy="false">⋅</mo>
        <mspace width="0.5em"/>
      </mrow>
      <mfrac>
        <msub>
          <mi mathvariant="italic">wu</mi>
          <mn>2</mn>
        </msub>
        <mi>a</mi>
      </mfrac>
    </mrow>
    <annotation encoding="StarMath 5.0">{b} over {a} `=` wu_1 `+` 2~cdot` {wu_2} over {a} </annotation>
  </semantics>
</math>
</file>

<file path=Object 32/content.xml><?xml version="1.0" encoding="utf-8"?>
<math xmlns="http://www.w3.org/1998/Math/MathML" display="block">
  <semantics>
    <mrow>
      <mi>a</mi>
      <mrow>
        <mspace width="0.5em"/>
        <mo stretchy="false">=</mo>
        <mspace width="0.5em"/>
      </mrow>
      <mfrac>
        <mn>1</mn>
        <mrow>
          <msub>
            <mi>R</mi>
            <mi mathvariant="italic">load</mi>
          </msub>
          <mrow>
            <mspace width="0.5em"/>
            <mo stretchy="false">⋅</mo>
            <mspace width="0.5em"/>
          </mrow>
          <mi>C</mi>
        </mrow>
      </mfrac>
      <mrow>
        <mspace width="2em"/>
        <mo stretchy="false">⋅</mo>
        <mspace width="0.5em"/>
      </mrow>
      <mfrac>
        <mn>1</mn>
        <mrow>
          <mn>1</mn>
          <mrow>
            <mspace width="0.5em"/>
            <mo stretchy="false">+</mo>
            <mspace width="0.5em"/>
          </mrow>
          <mrow>
            <mi mathvariant="italic">ESR</mi>
            <mo stretchy="false">/</mo>
            <msub>
              <mi>R</mi>
              <mi mathvariant="italic">load</mi>
            </msub>
          </mrow>
        </mrow>
      </mfrac>
      <mspace width="4em"/>
      <mo stretchy="false">→</mo>
      <mspace width="4em"/>
      <mi>a</mi>
      <mrow>
        <mspace width="2em"/>
        <mo stretchy="false">⋅</mo>
        <mspace width="0.5em"/>
      </mrow>
      <mrow>
        <mo fence="true" stretchy="true">(</mo>
        <mrow>
          <mrow>
            <mn>1</mn>
            <mrow>
              <mspace width="0.5em"/>
              <mo stretchy="false">+</mo>
              <mspace width="0.5em"/>
            </mrow>
            <mfrac>
              <mi mathvariant="italic">ESR</mi>
              <msub>
                <mi>R</mi>
                <mi mathvariant="italic">load</mi>
              </msub>
            </mfrac>
          </mrow>
        </mrow>
        <mo fence="true" stretchy="true">)</mo>
      </mrow>
      <mrow>
        <mspace width="0.5em"/>
        <mo stretchy="false">=</mo>
        <mspace width="0.5em"/>
      </mrow>
      <mfrac>
        <mn>1</mn>
        <mrow>
          <msub>
            <mi>R</mi>
            <mi mathvariant="italic">load</mi>
          </msub>
          <mrow>
            <mspace width="2em"/>
            <mo stretchy="false">⋅</mo>
            <mspace width="0.5em"/>
          </mrow>
          <mi>C</mi>
        </mrow>
      </mfrac>
    </mrow>
    <annotation encoding="StarMath 5.0">a `=` {1} over {R_load`cdot`C}~cdot` {1} over {1`+`ESR/R_load} ~~ rightarrow ~~ a~cdot` left ( 1`+` {ESR} over {R_load} right ) `=` {1} over {R_load~cdot`C} </annotation>
  </semantics>
</math>
</file>

<file path=Object 33/content.xml><?xml version="1.0" encoding="utf-8"?>
<math xmlns="http://www.w3.org/1998/Math/MathML" display="block">
  <semantics>
    <mrow>
      <mi mathvariant="italic">ESR</mi>
      <mrow>
        <mspace width="0.5em"/>
        <mo stretchy="false">=</mo>
        <mspace width="0.5em"/>
      </mrow>
      <mfrac>
        <mn>1</mn>
        <mrow>
          <mi>a</mi>
          <mrow>
            <mspace width="2em"/>
            <mo stretchy="false">⋅</mo>
            <mspace width="0.5em"/>
          </mrow>
          <mi>C</mi>
        </mrow>
      </mfrac>
      <mrow>
        <mspace width="0.5em"/>
        <mo stretchy="false">−</mo>
        <mspace width="0.5em"/>
      </mrow>
      <msub>
        <mi>R</mi>
        <mi mathvariant="italic">load</mi>
      </msub>
    </mrow>
    <annotation encoding="StarMath 5.0">ESR `=` {1} over {a~cdot`C} `-` R_load </annotation>
  </semantics>
</math>
</file>

<file path=Object 34/content.xml><?xml version="1.0" encoding="utf-8"?>
<math xmlns="http://www.w3.org/1998/Math/MathML" display="block">
  <semantics>
    <mrow>
      <mi>b</mi>
      <mrow>
        <mspace width="2em"/>
        <mo stretchy="false">⋅</mo>
        <mspace width="0.5em"/>
      </mrow>
      <mrow>
        <mo fence="true" stretchy="true">(</mo>
        <mrow>
          <mrow>
            <mn>1</mn>
            <mrow>
              <mspace width="0.5em"/>
              <mo stretchy="false">+</mo>
              <mspace width="0.5em"/>
            </mrow>
            <mfrac>
              <mi mathvariant="italic">ESR</mi>
              <msub>
                <mi>R</mi>
                <mi mathvariant="italic">load</mi>
              </msub>
            </mfrac>
          </mrow>
        </mrow>
        <mo fence="true" stretchy="true">)</mo>
      </mrow>
      <mrow>
        <mspace width="0.5em"/>
        <mo stretchy="false">=</mo>
        <mspace width="0.5em"/>
      </mrow>
      <mrow>
        <msub>
          <mi mathvariant="italic">wi</mi>
          <mn>1</mn>
        </msub>
        <mo stretchy="false">/</mo>
        <mi>C</mi>
      </mrow>
    </mrow>
    <annotation encoding="StarMath 5.0">b~cdot` left ( {1`+`{ESR}over{R_load}}  right ) `=` wi_1 / C</annotation>
  </semantics>
</math>
</file>

<file path=Object 35/content.xml><?xml version="1.0" encoding="utf-8"?>
<math xmlns="http://www.w3.org/1998/Math/MathML" display="block">
  <semantics>
    <mrow>
      <mfrac>
        <mi>b</mi>
        <mi>a</mi>
      </mfrac>
      <mrow>
        <mspace width="0.5em"/>
        <mo stretchy="false">=</mo>
        <mspace width="0.5em"/>
      </mrow>
      <msub>
        <mi mathvariant="italic">wi</mi>
        <mn>1</mn>
      </msub>
      <mrow>
        <mspace width="2em"/>
        <mo stretchy="false">⋅</mo>
        <mspace width="0.5em"/>
      </mrow>
      <msub>
        <mi>R</mi>
        <mi mathvariant="italic">load</mi>
      </msub>
      <mrow>
        <mspace width="0.5em"/>
        <mo stretchy="false">=</mo>
        <mspace width="0.5em"/>
      </mrow>
      <msub>
        <mi mathvariant="italic">wu</mi>
        <mn>1</mn>
      </msub>
      <mrow>
        <mspace width="0.5em"/>
        <mo stretchy="false">+</mo>
        <mspace width="0.5em"/>
      </mrow>
      <mn>2</mn>
      <mrow>
        <mspace width="2em"/>
        <mo stretchy="false">⋅</mo>
        <mspace width="0.5em"/>
      </mrow>
      <mfrac>
        <msub>
          <mi mathvariant="italic">wu</mi>
          <mn>2</mn>
        </msub>
        <mi>a</mi>
      </mfrac>
    </mrow>
    <annotation encoding="StarMath 5.0">{b} over {a} `=` wi_1~cdot`R_load `=` wu_1 `+` 2~cdot` {wu_2} over {a} </annotation>
  </semantics>
</math>
</file>

<file path=Object 36/content.xml><?xml version="1.0" encoding="utf-8"?>
<math xmlns="http://www.w3.org/1998/Math/MathML" display="block">
  <semantics>
    <mrow>
      <mfrac>
        <mi>b</mi>
        <mi>a</mi>
      </mfrac>
      <mrow>
        <mspace width="0.5em"/>
        <mo stretchy="false">=</mo>
        <mspace width="0.5em"/>
      </mrow>
      <msub>
        <mi mathvariant="italic">wi</mi>
        <mn>1</mn>
      </msub>
      <mrow>
        <mspace width="2em"/>
        <mo stretchy="false">⋅</mo>
        <mspace width="0.5em"/>
      </mrow>
      <msub>
        <mi>R</mi>
        <mi mathvariant="italic">load</mi>
      </msub>
      <mspace width="4em"/>
      <mo stretchy="false">→</mo>
      <mspace width="2em"/>
      <mi>b</mi>
      <mrow>
        <mspace width="0.5em"/>
        <mo stretchy="false">=</mo>
        <mspace width="0.5em"/>
      </mrow>
      <mrow>
        <mo fence="true" stretchy="true">(</mo>
        <mrow>
          <mfrac>
            <mrow>
              <mn>2</mn>
              <mrow>
                <mspace width="2em"/>
                <mo stretchy="false">⋅</mo>
                <mspace width="0.5em"/>
              </mrow>
              <msub>
                <mi mathvariant="italic">wu</mi>
                <mn>2</mn>
              </msub>
            </mrow>
            <mrow>
              <msub>
                <mi mathvariant="italic">wi</mi>
                <mn>1</mn>
              </msub>
              <mrow>
                <mspace width="2em"/>
                <mo stretchy="false">⋅</mo>
                <mspace width="0.5em"/>
              </mrow>
              <msub>
                <mi>R</mi>
                <mi mathvariant="italic">load</mi>
              </msub>
              <mrow>
                <mspace width="0.5em"/>
                <mo stretchy="false">−</mo>
                <mspace width="0.5em"/>
              </mrow>
              <msub>
                <mi mathvariant="italic">wu</mi>
                <mn>1</mn>
              </msub>
            </mrow>
          </mfrac>
        </mrow>
        <mo fence="true" stretchy="true">)</mo>
      </mrow>
      <mrow>
        <mspace width="2em"/>
        <mo stretchy="false">⋅</mo>
        <mspace width="0.5em"/>
      </mrow>
      <msub>
        <mi mathvariant="italic">wi</mi>
        <mn>1</mn>
      </msub>
      <mrow>
        <mspace width="2em"/>
        <mo stretchy="false">⋅</mo>
        <mspace width="0.5em"/>
      </mrow>
      <msub>
        <mi>R</mi>
        <mi mathvariant="italic">load</mi>
      </msub>
    </mrow>
    <annotation encoding="StarMath 5.0">{b} over {a} `=` wi_1~cdot`R_load ~~ rightarrow ~ b `=` left ( {2~cdot`wu_2} over {wi_1~cdot`R_load `-` wu_1} right ) ~cdot` wi_1~cdot`R_load</annotation>
  </semantics>
</math>
</file>

<file path=Object 37/content.xml><?xml version="1.0" encoding="utf-8"?>
<math xmlns="http://www.w3.org/1998/Math/MathML" display="block">
  <semantics>
    <mrow>
      <mi>b</mi>
      <mrow>
        <mspace width="0.5em"/>
        <mo stretchy="false">=</mo>
        <mspace width="0.5em"/>
      </mrow>
      <mfrac>
        <mrow>
          <mn>2</mn>
          <mrow>
            <mspace width="2em"/>
            <mo stretchy="false">⋅</mo>
            <mspace width="0.5em"/>
          </mrow>
          <msub>
            <mi mathvariant="italic">wu</mi>
            <mn>2</mn>
          </msub>
        </mrow>
        <mrow>
          <mn>1</mn>
          <mrow>
            <mspace width="0.5em"/>
            <mo stretchy="false">−</mo>
            <mspace width="0.5em"/>
          </mrow>
          <mfrac>
            <mn>1</mn>
            <msub>
              <mi>R</mi>
              <mi mathvariant="italic">load</mi>
            </msub>
          </mfrac>
          <mrow>
            <mspace width="2em"/>
            <mo stretchy="false">⋅</mo>
            <mspace width="0.5em"/>
          </mrow>
          <mfrac>
            <msub>
              <mi mathvariant="italic">wu</mi>
              <mn>1</mn>
            </msub>
            <msub>
              <mi mathvariant="italic">wi</mi>
              <mn>1</mn>
            </msub>
          </mfrac>
        </mrow>
      </mfrac>
    </mrow>
    <annotation encoding="StarMath 5.0">b `=` {2~cdot`wu_2} over {1 `-` {1} over {R_load} ~cdot` {wu_1} over {wi_1} } </annotation>
  </semantics>
</math>
</file>

<file path=Object 38/content.xml><?xml version="1.0" encoding="utf-8"?>
<math xmlns="http://www.w3.org/1998/Math/MathML" display="block">
  <semantics>
    <mrow>
      <mi>a</mi>
      <mrow>
        <mspace width="0.5em"/>
        <mo stretchy="false">=</mo>
        <mspace width="0.5em"/>
      </mrow>
      <mfrac>
        <mrow>
          <mn>2</mn>
          <mrow>
            <mspace width="2em"/>
            <mo stretchy="false">⋅</mo>
            <mspace width="0.5em"/>
          </mrow>
          <msub>
            <mi mathvariant="italic">wu</mi>
            <mn>2</mn>
          </msub>
        </mrow>
        <mrow>
          <msub>
            <mi mathvariant="italic">wi</mi>
            <mn>1</mn>
          </msub>
          <mrow>
            <mspace width="2em"/>
            <mo stretchy="false">⋅</mo>
            <mspace width="0.5em"/>
          </mrow>
          <msub>
            <mi>R</mi>
            <mi mathvariant="italic">load</mi>
          </msub>
          <mrow>
            <mspace width="2em"/>
            <mo stretchy="false">−</mo>
            <mspace width="2em"/>
          </mrow>
          <msub>
            <mi mathvariant="italic">wu</mi>
            <mn>1</mn>
          </msub>
        </mrow>
      </mfrac>
    </mrow>
    <annotation encoding="StarMath 5.0">a`=` {2~cdot`wu_2} over {wi_1~cdot`R_load ~-~ wu_1} </annotation>
  </semantics>
</math>
</file>

<file path=Object 39/content.xml><?xml version="1.0" encoding="utf-8"?>
<math xmlns="http://www.w3.org/1998/Math/MathML" display="block">
  <semantics>
    <mrow>
      <mi>k</mi>
      <mrow>
        <mspace width="2em"/>
        <mo stretchy="false">=</mo>
        <mspace width="2em"/>
      </mrow>
      <msub>
        <mi>u</mi>
        <mi>o</mi>
      </msub>
      <mrow>
        <mo fence="true" stretchy="false">(</mo>
        <mrow>
          <mn>0</mn>
        </mrow>
        <mo fence="true" stretchy="false">)</mo>
      </mrow>
      <mrow>
        <mspace width="0.5em"/>
        <mo stretchy="false">+</mo>
        <mspace width="0.5em"/>
      </mrow>
      <mfrac>
        <mi>b</mi>
        <msup>
          <mi>a</mi>
          <mn>2</mn>
        </msup>
      </mfrac>
      <mrow>
        <mspace width="0.5em"/>
        <mo stretchy="false">−</mo>
        <mspace width="0.5em"/>
      </mrow>
      <mfrac>
        <mi>c</mi>
        <mi>a</mi>
      </mfrac>
    </mrow>
    <annotation encoding="StarMath 5.0">k ~=~ u_o( 0 ) `+` {b} over {a^2} `-` {c} over {a} </annotation>
  </semantics>
</math>
</file>

<file path=Object 4/content.xml><?xml version="1.0" encoding="utf-8"?>
<math xmlns="http://www.w3.org/1998/Math/MathML" display="block">
  <semantics>
    <mrow>
      <msub>
        <mi>i</mi>
        <mi>C</mi>
      </msub>
      <mrow>
        <mo fence="true" stretchy="false">(</mo>
        <mrow>
          <mi>t</mi>
        </mrow>
        <mo fence="true" stretchy="false">)</mo>
      </mrow>
      <mrow>
        <mspace width="0.5em"/>
        <mo stretchy="false">=</mo>
        <mspace width="0.5em"/>
      </mrow>
      <msub>
        <mi>i</mi>
        <mi>L</mi>
      </msub>
      <mrow>
        <mo fence="true" stretchy="false">(</mo>
        <mrow>
          <mi>t</mi>
        </mrow>
        <mo fence="true" stretchy="false">)</mo>
      </mrow>
      <mrow>
        <mspace width="2em"/>
        <mo stretchy="false">−</mo>
        <mspace width="0.5em"/>
      </mrow>
      <msub>
        <mi>i</mi>
        <mn>0</mn>
      </msub>
      <mrow>
        <mo fence="true" stretchy="false">(</mo>
        <mrow>
          <mi>t</mi>
        </mrow>
        <mo fence="true" stretchy="false">)</mo>
      </mrow>
      <mrow>
        <mspace width="0.5em"/>
        <mo stretchy="false">=</mo>
        <mspace width="0.5em"/>
      </mrow>
      <msub>
        <mi>i</mi>
        <mi>L</mi>
      </msub>
      <mrow>
        <mo fence="true" stretchy="false">(</mo>
        <mrow>
          <mi>t</mi>
        </mrow>
        <mo fence="true" stretchy="false">)</mo>
      </mrow>
      <mrow>
        <mspace width="2em"/>
        <mo stretchy="false">−</mo>
        <mspace width="0.5em"/>
      </mrow>
      <mfrac>
        <mrow>
          <msub>
            <mi>u</mi>
            <mn>0</mn>
          </msub>
          <mrow>
            <mo fence="true" stretchy="false">(</mo>
            <mrow>
              <mi>t</mi>
            </mrow>
            <mo fence="true" stretchy="false">)</mo>
          </mrow>
        </mrow>
        <msub>
          <mi>R</mi>
          <mi mathvariant="italic">load</mi>
        </msub>
      </mfrac>
    </mrow>
    <annotation encoding="StarMath 5.0">i_C( t) `=` i_L(t) ~-` i_0( t) `=` i_L( t) ~-` {u_0(t)} over {R_load} </annotation>
  </semantics>
</math>
</file>

<file path=Object 40/content.xml><?xml version="1.0" encoding="utf-8"?>
<math xmlns="http://www.w3.org/1998/Math/MathML" display="block">
  <semantics>
    <mrow>
      <msub>
        <mi>u</mi>
        <mn>0</mn>
      </msub>
      <mrow>
        <mo fence="true" stretchy="false">(</mo>
        <mrow>
          <mi>t</mi>
        </mrow>
        <mo fence="true" stretchy="false">)</mo>
      </mrow>
      <mrow>
        <mspace width="0.5em"/>
        <mo stretchy="false">≈</mo>
        <mspace width="0.5em"/>
      </mrow>
      <msub>
        <mi>w</mi>
        <mn>0</mn>
      </msub>
      <mrow>
        <mspace width="2em"/>
        <mo stretchy="false">+</mo>
        <mspace width="0.5em"/>
      </mrow>
      <msub>
        <mi>w</mi>
        <mn>1</mn>
      </msub>
      <mrow>
        <mspace width="2em"/>
        <mo stretchy="false">⋅</mo>
        <mspace width="0.5em"/>
      </mrow>
      <mi>t</mi>
    </mrow>
    <annotation encoding="StarMath 5.0">u_0( t) `approx`  w_0 ~+` w_1 ~cdot`t</annotation>
  </semantics>
</math>
</file>

<file path=Object 41/content.xml><?xml version="1.0" encoding="utf-8"?>
<math xmlns="http://www.w3.org/1998/Math/MathML" display="block">
  <semantics>
    <mtable>
      <mtr>
        <mtd>
          <mrow>
            <mi>a</mi>
            <mrow>
              <mspace width="2em"/>
              <mo stretchy="false">=</mo>
              <mspace width="2em"/>
            </mrow>
            <mrow>
              <mfrac>
                <mn>1</mn>
                <mrow>
                  <msub>
                    <mi>R</mi>
                    <mi mathvariant="italic">load</mi>
                  </msub>
                  <mspace width="0.5em"/>
                  <mi>C</mi>
                </mrow>
              </mfrac>
              <mrow>
                <mspace width="2em"/>
                <mo stretchy="false">⋅</mo>
                <mspace width="0.5em"/>
              </mrow>
              <mfrac>
                <mn>1</mn>
                <mrow>
                  <mn>1</mn>
                  <mrow>
                    <mspace width="0.5em"/>
                    <mo stretchy="false">+</mo>
                    <mspace width="0.5em"/>
                  </mrow>
                  <mrow>
                    <mi mathvariant="italic">ESR</mi>
                    <mo stretchy="false">/</mo>
                    <msub>
                      <mi>R</mi>
                      <mi mathvariant="italic">load</mi>
                    </msub>
                  </mrow>
                </mrow>
              </mfrac>
            </mrow>
          </mrow>
        </mtd>
      </mtr>
      <mtr>
        <mtd>
          <mrow>
            <mi>b</mi>
            <mrow>
              <mspace width="2em"/>
              <mo stretchy="false">=</mo>
              <mspace width="2em"/>
            </mrow>
            <mfrac>
              <mrow>
                <msub>
                  <mi mathvariant="italic">wi</mi>
                  <mn>1</mn>
                </msub>
                <mo stretchy="false">/</mo>
                <mi>C</mi>
              </mrow>
              <mrow>
                <mn>1</mn>
                <mrow>
                  <mspace width="0.5em"/>
                  <mo stretchy="false">+</mo>
                  <mspace width="0.5em"/>
                </mrow>
                <mrow>
                  <mi mathvariant="italic">ESR</mi>
                  <mo stretchy="false">/</mo>
                  <msub>
                    <mi>R</mi>
                    <mi mathvariant="italic">load</mi>
                  </msub>
                </mrow>
              </mrow>
            </mfrac>
          </mrow>
        </mtd>
      </mtr>
      <mtr>
        <mtd>
          <mrow>
            <mi>c</mi>
            <mrow>
              <mspace width="2em"/>
              <mo stretchy="false">=</mo>
              <mspace width="2em"/>
            </mrow>
            <mfrac>
              <mrow>
                <mi mathvariant="italic">ESR</mi>
                <mrow>
                  <mspace width="0.5em"/>
                  <mo stretchy="false">⋅</mo>
                  <mspace width="0.5em"/>
                </mrow>
                <msub>
                  <mi mathvariant="italic">wi</mi>
                  <mn>1</mn>
                </msub>
                <mrow>
                  <mspace width="2em"/>
                  <mo stretchy="false">+</mo>
                  <mspace width="2em"/>
                </mrow>
                <mrow>
                  <msub>
                    <mi mathvariant="italic">wi</mi>
                    <mn>0</mn>
                  </msub>
                  <mo stretchy="false">/</mo>
                  <mi>C</mi>
                </mrow>
              </mrow>
              <mrow>
                <mn>1</mn>
                <mrow>
                  <mspace width="0.5em"/>
                  <mo stretchy="false">+</mo>
                  <mspace width="0.5em"/>
                </mrow>
                <mrow>
                  <mi mathvariant="italic">ESR</mi>
                  <mo stretchy="false">/</mo>
                  <msub>
                    <mi>R</mi>
                    <mi mathvariant="italic">load</mi>
                  </msub>
                </mrow>
              </mrow>
            </mfrac>
            <mspace width="2em"/>
            <mi>,</mi>
            <mspace width="2em"/>
            <mi>k</mi>
            <mrow>
              <mspace width="2em"/>
              <mo stretchy="false">=</mo>
              <mspace width="2em"/>
            </mrow>
            <msub>
              <mi>u</mi>
              <mi>o</mi>
            </msub>
            <mrow>
              <mo fence="true" stretchy="false">(</mo>
              <mrow>
                <mn>0</mn>
              </mrow>
              <mo fence="true" stretchy="false">)</mo>
            </mrow>
            <mrow>
              <mspace width="0.5em"/>
              <mo stretchy="false">+</mo>
              <mspace width="0.5em"/>
            </mrow>
            <mfrac>
              <mi>b</mi>
              <msup>
                <mi>a</mi>
                <mn>2</mn>
              </msup>
            </mfrac>
            <mrow>
              <mspace width="0.5em"/>
              <mo stretchy="false">−</mo>
              <mspace width="0.5em"/>
            </mrow>
            <mfrac>
              <mi>c</mi>
              <mi>a</mi>
            </mfrac>
          </mrow>
        </mtd>
      </mtr>
    </mtable>
    <annotation encoding="StarMath 5.0">a ~=~ {{1} over {R_load`C}~cdot` { 1 } over {1`+`ESR/R_load}}
newline
b ~=~ {wi_1/C} over {1`+`ESR/R_load}
newline
c ~=~ { ESR`cdot`wi_1 ~+~ wi_0/C } over {1`+`ESR/R_load} ~,~
k ~=~ u_o( 0 ) `+` {b} over {a^2} `-` {c} over {a} </annotation>
  </semantics>
</math>
</file>

<file path=Object 42/content.xml><?xml version="1.0" encoding="utf-8"?>
<math xmlns="http://www.w3.org/1998/Math/MathML" display="block">
  <semantics>
    <mrow>
      <msub>
        <mi mathvariant="italic">wu</mi>
        <mn>2</mn>
      </msub>
      <mrow>
        <mspace width="0.5em"/>
        <mo stretchy="false">=</mo>
        <mspace width="0.5em"/>
      </mrow>
      <mfrac>
        <mn>1</mn>
        <mn>2</mn>
      </mfrac>
      <mrow>
        <mspace width="2em"/>
        <mo stretchy="false">⋅</mo>
        <mspace width="0.5em"/>
      </mrow>
      <mi>k</mi>
      <mrow>
        <mspace width="2em"/>
        <mo stretchy="false">⋅</mo>
        <mspace width="0.5em"/>
      </mrow>
      <msup>
        <mi>a</mi>
        <mn>2</mn>
      </msup>
    </mrow>
    <annotation encoding="StarMath 5.0">wu_2 `=` {1} over {2} ~cdot`k~cdot`a^2 </annotation>
  </semantics>
</math>
</file>

<file path=Object 43/content.xml><?xml version="1.0" encoding="utf-8"?>
<math xmlns="http://www.w3.org/1998/Math/MathML" display="block">
  <semantics>
    <mrow>
      <mi>c</mi>
      <mrow>
        <mspace width="0.5em"/>
        <mo stretchy="false">=</mo>
        <mspace width="0.5em"/>
      </mrow>
      <mrow>
        <mo fence="true" stretchy="true">(</mo>
        <mrow>
          <mrow>
            <msub>
              <mi>v</mi>
              <mn>0</mn>
            </msub>
            <mrow>
              <mspace width="0.5em"/>
              <mo stretchy="false">+</mo>
              <mspace width="0.5em"/>
            </mrow>
            <mfrac>
              <mi>b</mi>
              <msup>
                <mi>a</mi>
                <mn>2</mn>
              </msup>
            </mfrac>
            <mrow>
              <mspace width="0.5em"/>
              <mo stretchy="false">−</mo>
              <mspace width="0.5em"/>
            </mrow>
            <mi>k</mi>
          </mrow>
        </mrow>
        <mo fence="true" stretchy="true">)</mo>
      </mrow>
      <mrow>
        <mspace width="2em"/>
        <mo stretchy="false">⋅</mo>
        <mspace width="0.5em"/>
      </mrow>
      <mi>a</mi>
      <mrow>
        <mspace width="0.5em"/>
        <mo stretchy="false">=</mo>
        <mspace width="0.5em"/>
      </mrow>
      <mrow>
        <mo fence="true" stretchy="true">(</mo>
        <mrow>
          <mrow>
            <msub>
              <mi>v</mi>
              <mn>0</mn>
            </msub>
            <mrow>
              <mspace width="0.5em"/>
              <mo stretchy="false">+</mo>
              <mspace width="0.5em"/>
            </mrow>
            <mfrac>
              <mi>b</mi>
              <msup>
                <mi>a</mi>
                <mn>2</mn>
              </msup>
            </mfrac>
            <mrow>
              <mspace width="0.5em"/>
              <mo stretchy="false">−</mo>
              <mspace width="0.5em"/>
            </mrow>
            <mfrac>
              <mrow>
                <mn>2</mn>
                <mrow>
                  <mspace width="2em"/>
                  <mo stretchy="false">⋅</mo>
                  <mspace width="0.5em"/>
                </mrow>
                <msub>
                  <mi mathvariant="italic">wu</mi>
                  <mn>2</mn>
                </msub>
              </mrow>
              <msup>
                <mi>a</mi>
                <mn>2</mn>
              </msup>
            </mfrac>
          </mrow>
        </mrow>
        <mo fence="true" stretchy="true">)</mo>
      </mrow>
      <mrow>
        <mspace width="2em"/>
        <mo stretchy="false">⋅</mo>
        <mspace width="0.5em"/>
      </mrow>
      <mi>a</mi>
    </mrow>
    <annotation encoding="StarMath 5.0">c `=` left ( v_0 `+` {b} over {a^2} `-` k right ) ~cdot` a `=` left ( v_0 `+` {b} over {a^2} `-` {2~cdot`wu_2}over{a^2} right ) ~cdot` a</annotation>
  </semantics>
</math>
</file>

<file path=Object 44/content.xml><?xml version="1.0" encoding="utf-8"?>
<math xmlns="http://www.w3.org/1998/Math/MathML" display="block">
  <semantics>
    <mrow>
      <mi>c</mi>
      <mrow>
        <mspace width="0.5em"/>
        <mo stretchy="false">=</mo>
        <mspace width="0.5em"/>
      </mrow>
      <msub>
        <mi mathvariant="italic">wu</mi>
        <mn>0</mn>
      </msub>
      <mrow>
        <mspace width="2em"/>
        <mo stretchy="false">⋅</mo>
        <mspace width="0.5em"/>
      </mrow>
      <mi>a</mi>
      <mrow>
        <mspace width="0.5em"/>
        <mo stretchy="false">+</mo>
        <mspace width="0.5em"/>
      </mrow>
      <mfrac>
        <mi>b</mi>
        <mi>a</mi>
      </mfrac>
      <mrow>
        <mspace width="0.5em"/>
        <mo stretchy="false">−</mo>
        <mspace width="0.5em"/>
      </mrow>
      <mfrac>
        <mrow>
          <mn>2</mn>
          <mrow>
            <mspace width="2em"/>
            <mo stretchy="false">⋅</mo>
            <mspace width="0.5em"/>
          </mrow>
          <msub>
            <mi mathvariant="italic">wu</mi>
            <mn>2</mn>
          </msub>
        </mrow>
        <mi>a</mi>
      </mfrac>
    </mrow>
    <annotation encoding="StarMath 5.0">c `=` wu_0~cdot`a `+` { b }over{ a } `-` { 2~cdot`wu_2 }over{ a }</annotation>
  </semantics>
</math>
</file>

<file path=Object 45/content.xml><?xml version="1.0" encoding="utf-8"?>
<math xmlns="http://www.w3.org/1998/Math/MathML" display="block">
  <semantics>
    <mrow>
      <mi>c</mi>
      <mrow>
        <mspace width="2em"/>
        <mo stretchy="false">=</mo>
        <mspace width="2em"/>
      </mrow>
      <mfrac>
        <mrow>
          <mi mathvariant="italic">ESR</mi>
          <mrow>
            <mspace width="0.5em"/>
            <mo stretchy="false">⋅</mo>
            <mspace width="0.5em"/>
          </mrow>
          <msub>
            <mi mathvariant="italic">wi</mi>
            <mn>1</mn>
          </msub>
          <mrow>
            <mspace width="2em"/>
            <mo stretchy="false">+</mo>
            <mspace width="2em"/>
          </mrow>
          <mrow>
            <msub>
              <mi mathvariant="italic">wi</mi>
              <mn>0</mn>
            </msub>
            <mo stretchy="false">/</mo>
            <mi>C</mi>
          </mrow>
        </mrow>
        <mrow>
          <mn>1</mn>
          <mrow>
            <mspace width="0.5em"/>
            <mo stretchy="false">+</mo>
            <mspace width="0.5em"/>
          </mrow>
          <mrow>
            <mi mathvariant="italic">ESR</mi>
            <mo stretchy="false">/</mo>
            <msub>
              <mi>R</mi>
              <mi mathvariant="italic">load</mi>
            </msub>
          </mrow>
        </mrow>
      </mfrac>
    </mrow>
    <annotation encoding="StarMath 5.0">c ~=~ { ESR`cdot`wi_1 ~+~ wi_0/C } over {1`+`ESR/R_load}</annotation>
  </semantics>
</math>
</file>

<file path=Object 46/content.xml><?xml version="1.0" encoding="utf-8"?>
<math xmlns="http://www.w3.org/1998/Math/MathML" display="block">
  <semantics>
    <mrow>
      <mi mathvariant="italic">ESR</mi>
      <mrow>
        <mspace width="0.5em"/>
        <mo stretchy="false">=</mo>
        <mspace width="0.5em"/>
      </mrow>
      <mfrac>
        <mrow>
          <mfrac>
            <msub>
              <mi mathvariant="italic">wi</mi>
              <mn>0</mn>
            </msub>
            <mi>C</mi>
          </mfrac>
          <mrow>
            <mspace width="2em"/>
            <mo stretchy="false">−</mo>
            <mspace width="0.5em"/>
          </mrow>
          <mi>c</mi>
        </mrow>
        <mrow>
          <mfrac>
            <mi>c</mi>
            <msub>
              <mi>R</mi>
              <mi mathvariant="italic">load</mi>
            </msub>
          </mfrac>
          <mrow>
            <mspace width="2em"/>
            <mo stretchy="false">−</mo>
            <mspace width="0.5em"/>
          </mrow>
          <msub>
            <mi mathvariant="italic">wi</mi>
            <mn>1</mn>
          </msub>
        </mrow>
      </mfrac>
    </mrow>
    <annotation encoding="StarMath 5.0">ESR `=` { {wi_0 }over{ C } ~-` c }over{ {c}over{R_load } ~-` wi_1 }</annotation>
  </semantics>
</math>
</file>

<file path=Object 47/content.xml><?xml version="1.0" encoding="utf-8"?>
<math xmlns="http://www.w3.org/1998/Math/MathML" display="block">
  <semantics>
    <mrow>
      <mi mathvariant="italic">ESR</mi>
      <mrow>
        <mspace width="0.5em"/>
        <mo stretchy="false">=</mo>
        <mspace width="0.5em"/>
      </mrow>
      <mfrac>
        <mrow>
          <mfrac>
            <msub>
              <mi mathvariant="italic">wi</mi>
              <mn>0</mn>
            </msub>
            <mi>C</mi>
          </mfrac>
          <mrow>
            <mspace width="2em"/>
            <mo stretchy="false">−</mo>
            <mspace width="0.5em"/>
          </mrow>
          <mi>c</mi>
        </mrow>
        <mrow>
          <mfrac>
            <mi>c</mi>
            <msub>
              <mi>R</mi>
              <mi mathvariant="italic">load</mi>
            </msub>
          </mfrac>
          <mrow>
            <mspace width="2em"/>
            <mo stretchy="false">−</mo>
            <mspace width="0.5em"/>
          </mrow>
          <msub>
            <mi mathvariant="italic">wi</mi>
            <mn>1</mn>
          </msub>
        </mrow>
      </mfrac>
    </mrow>
    <annotation encoding="StarMath 5.0">ESR `=` { {wi_0 }over{ C } ~-` c }over{ {c}over{R_load } ~-` wi_1 }</annotation>
  </semantics>
</math>
</file>

<file path=Object 48/content.xml><?xml version="1.0" encoding="utf-8"?>
<math xmlns="http://www.w3.org/1998/Math/MathML" display="block">
  <semantics>
    <mrow>
      <mi>c</mi>
      <mrow>
        <mspace width="0.5em"/>
        <mo stretchy="false">=</mo>
        <mspace width="0.5em"/>
      </mrow>
      <msub>
        <mi mathvariant="italic">wu</mi>
        <mn>0</mn>
      </msub>
      <mrow>
        <mspace width="2em"/>
        <mo stretchy="false">⋅</mo>
        <mspace width="0.5em"/>
      </mrow>
      <mi>a</mi>
      <mrow>
        <mspace width="0.5em"/>
        <mo stretchy="false">+</mo>
        <mspace width="0.5em"/>
      </mrow>
      <mfrac>
        <mi>b</mi>
        <mi>a</mi>
      </mfrac>
      <mrow>
        <mspace width="0.5em"/>
        <mo stretchy="false">−</mo>
        <mspace width="0.5em"/>
      </mrow>
      <mfrac>
        <mrow>
          <mn>2</mn>
          <mrow>
            <mspace width="2em"/>
            <mo stretchy="false">⋅</mo>
            <mspace width="0.5em"/>
          </mrow>
          <msub>
            <mi mathvariant="italic">wu</mi>
            <mn>2</mn>
          </msub>
        </mrow>
        <mi>a</mi>
      </mfrac>
    </mrow>
    <annotation encoding="StarMath 5.0">c `=` wu_0~cdot`a `+` { b }over{ a } `-` { 2~cdot`wu_2 }over{ a }</annotation>
  </semantics>
</math>
</file>

<file path=Object 49/content.xml><?xml version="1.0" encoding="utf-8"?>
<math xmlns="http://www.w3.org/1998/Math/MathML" display="block">
  <semantics>
    <mrow>
      <mi>b</mi>
      <mrow>
        <mspace width="0.5em"/>
        <mo stretchy="false">=</mo>
        <mspace width="0.5em"/>
      </mrow>
      <mfrac>
        <mrow>
          <mn>2</mn>
          <mrow>
            <mspace width="2em"/>
            <mo stretchy="false">⋅</mo>
            <mspace width="0.5em"/>
          </mrow>
          <msub>
            <mi mathvariant="italic">wu</mi>
            <mn>2</mn>
          </msub>
        </mrow>
        <mrow>
          <mn>1</mn>
          <mrow>
            <mspace width="0.5em"/>
            <mo stretchy="false">−</mo>
            <mspace width="0.5em"/>
          </mrow>
          <mfrac>
            <mn>1</mn>
            <msub>
              <mi>R</mi>
              <mi mathvariant="italic">load</mi>
            </msub>
          </mfrac>
          <mrow>
            <mspace width="2em"/>
            <mo stretchy="false">⋅</mo>
            <mspace width="0.5em"/>
          </mrow>
          <mfrac>
            <msub>
              <mi mathvariant="italic">wu</mi>
              <mn>1</mn>
            </msub>
            <msub>
              <mi mathvariant="italic">wi</mi>
              <mn>1</mn>
            </msub>
          </mfrac>
        </mrow>
      </mfrac>
    </mrow>
    <annotation encoding="StarMath 5.0">b `=` {2~cdot`wu_2} over {1 `-` {1} over {R_load} ~cdot` {wu_1} over {wi_1} } </annotation>
  </semantics>
</math>
</file>

<file path=Object 5/content.xml><?xml version="1.0" encoding="utf-8"?>
<math xmlns="http://www.w3.org/1998/Math/MathML" display="block">
  <semantics>
    <mrow>
      <mfrac>
        <mrow>
          <msub>
            <mi mathvariant="italic">du</mi>
            <mn>0</mn>
          </msub>
          <mrow>
            <mo fence="true" stretchy="false">(</mo>
            <mrow>
              <mi>t</mi>
            </mrow>
            <mo fence="true" stretchy="false">)</mo>
          </mrow>
        </mrow>
        <mi mathvariant="italic">dt</mi>
      </mfrac>
      <mrow>
        <mspace width="2em"/>
        <mo stretchy="false">+</mo>
        <mspace width="0.5em"/>
      </mrow>
      <mrow>
        <mfrac>
          <mn>1</mn>
          <mrow>
            <msub>
              <mi>R</mi>
              <mi mathvariant="italic">load</mi>
            </msub>
            <mspace width="0.5em"/>
            <mi>C</mi>
          </mrow>
        </mfrac>
        <mo stretchy="false">⋅</mo>
        <msub>
          <mi>u</mi>
          <mn>0</mn>
        </msub>
      </mrow>
      <mrow>
        <mo fence="true" stretchy="false">(</mo>
        <mrow>
          <mi>t</mi>
        </mrow>
        <mo fence="true" stretchy="false">)</mo>
      </mrow>
      <mrow>
        <mspace width="2em"/>
        <mo stretchy="false">=</mo>
        <mspace width="0.5em"/>
      </mrow>
      <mn>0</mn>
    </mrow>
    <annotation encoding="StarMath 5.0">{du_0(t)} over {dt} ~+` {1} over {R_load ` C} cdot u_0(t) ~=` 0 </annotation>
  </semantics>
</math>
</file>

<file path=Object 50/content.xml><?xml version="1.0" encoding="utf-8"?>
<math xmlns="http://www.w3.org/1998/Math/MathML" display="block">
  <semantics>
    <mrow>
      <mi>a</mi>
      <mrow>
        <mspace width="0.5em"/>
        <mo stretchy="false">=</mo>
        <mspace width="0.5em"/>
      </mrow>
      <mfrac>
        <mrow>
          <mn>2</mn>
          <mrow>
            <mspace width="2em"/>
            <mo stretchy="false">⋅</mo>
            <mspace width="0.5em"/>
          </mrow>
          <msub>
            <mi mathvariant="italic">wu</mi>
            <mn>2</mn>
          </msub>
        </mrow>
        <mrow>
          <msub>
            <mi mathvariant="italic">wi</mi>
            <mn>1</mn>
          </msub>
          <mrow>
            <mspace width="2em"/>
            <mo stretchy="false">⋅</mo>
            <mspace width="0.5em"/>
          </mrow>
          <msub>
            <mi>R</mi>
            <mi mathvariant="italic">load</mi>
          </msub>
          <mrow>
            <mspace width="2em"/>
            <mo stretchy="false">−</mo>
            <mspace width="2em"/>
          </mrow>
          <msub>
            <mi mathvariant="italic">wu</mi>
            <mn>1</mn>
          </msub>
        </mrow>
      </mfrac>
    </mrow>
    <annotation encoding="StarMath 5.0">a`=` {2~cdot`wu_2} over {wi_1~cdot`R_load ~-~ wu_1} </annotation>
  </semantics>
</math>
</file>

<file path=Object 6/content.xml><?xml version="1.0" encoding="utf-8"?>
<math xmlns="http://www.w3.org/1998/Math/MathML" display="block">
  <semantics>
    <mrow>
      <msub>
        <mi>u</mi>
        <mn>0</mn>
      </msub>
      <mrow>
        <mo fence="true" stretchy="false">(</mo>
        <mrow>
          <mi>t</mi>
        </mrow>
        <mo fence="true" stretchy="false">)</mo>
      </mrow>
      <mrow>
        <mspace width="0.5em"/>
        <mo stretchy="false">=</mo>
        <mspace width="0.5em"/>
      </mrow>
      <msub>
        <mi>u</mi>
        <mn>0</mn>
      </msub>
      <mrow>
        <mo fence="true" stretchy="false">(</mo>
        <mrow>
          <mn>0</mn>
        </mrow>
        <mo fence="true" stretchy="false">)</mo>
      </mrow>
      <mrow>
        <mspace width="2em"/>
        <mo stretchy="false">⋅</mo>
        <mspace width="0.5em"/>
      </mrow>
      <msup>
        <mi mathvariant="normal">e</mi>
        <mrow>
          <mrow>
            <mo stretchy="false">−</mo>
            <mfrac>
              <mn>1</mn>
              <mrow>
                <msub>
                  <mi>R</mi>
                  <mi mathvariant="italic">load</mi>
                </msub>
                <mspace width="0.5em"/>
                <mi>C</mi>
              </mrow>
            </mfrac>
          </mrow>
          <mrow>
            <mspace width="0.5em"/>
            <mo stretchy="false">⋅</mo>
            <mspace width="0.5em"/>
          </mrow>
          <mi>t</mi>
        </mrow>
      </msup>
    </mrow>
    <annotation encoding="StarMath 5.0">u_0(t) `=` u_0( 0 ) ~cdot` func e^{ -{{1} over {R_load`C}} `cdot` t } </annotation>
  </semantics>
</math>
</file>

<file path=Object 7/content.xml><?xml version="1.0" encoding="utf-8"?>
<math xmlns="http://www.w3.org/1998/Math/MathML" display="block">
  <semantics>
    <mrow>
      <msub>
        <mi>u</mi>
        <mn>0</mn>
      </msub>
      <mrow>
        <mo fence="true" stretchy="false">(</mo>
        <mrow>
          <mi>t</mi>
        </mrow>
        <mo fence="true" stretchy="false">)</mo>
      </mrow>
      <mrow>
        <mspace width="0.5em"/>
        <mo stretchy="false">≈</mo>
        <mspace width="0.5em"/>
      </mrow>
      <msub>
        <mi>u</mi>
        <mn>0</mn>
      </msub>
      <mrow>
        <mo fence="true" stretchy="false">(</mo>
        <mrow>
          <mn>0</mn>
        </mrow>
        <mo fence="true" stretchy="false">)</mo>
      </mrow>
      <mrow>
        <mspace width="0.5em"/>
        <mo stretchy="false">⋅</mo>
        <mspace width="0.5em"/>
      </mrow>
      <mrow>
        <mo fence="true" stretchy="true">(</mo>
        <mrow>
          <mrow>
            <mn>1</mn>
            <mrow>
              <mspace width="0.5em"/>
              <mo stretchy="false">−</mo>
              <mspace width="0.5em"/>
            </mrow>
            <mfrac>
              <mn>1</mn>
              <mrow>
                <msub>
                  <mi>R</mi>
                  <mi mathvariant="italic">load</mi>
                </msub>
                <mspace width="0.5em"/>
                <mi>C</mi>
              </mrow>
            </mfrac>
            <mrow>
              <mspace width="0.5em"/>
              <mo stretchy="false">⋅</mo>
              <mi>t</mi>
            </mrow>
          </mrow>
        </mrow>
        <mo fence="true" stretchy="true">)</mo>
      </mrow>
    </mrow>
    <annotation encoding="StarMath 5.0">u_0( t) `approx` u_0( 0 ) `cdot` left ( 1 `-` {1} over {R_load`C} `cdot t right )</annotation>
  </semantics>
</math>
</file>

<file path=Object 8/content.xml><?xml version="1.0" encoding="utf-8"?>
<math xmlns="http://www.w3.org/1998/Math/MathML" display="block">
  <semantics>
    <mrow>
      <mi>C</mi>
      <mrow>
        <mspace width="2em"/>
        <mo stretchy="false">=</mo>
        <mrow>
          <mspace width="0.5em"/>
          <mo stretchy="false">−</mo>
          <mfrac>
            <msub>
              <mi>w</mi>
              <mn>0</mn>
            </msub>
            <mrow>
              <msub>
                <mi>w</mi>
                <mn>1</mn>
              </msub>
              <mspace width="0.5em"/>
              <msub>
                <mi>R</mi>
                <mi mathvariant="italic">load</mi>
              </msub>
            </mrow>
          </mfrac>
        </mrow>
      </mrow>
    </mrow>
    <annotation encoding="StarMath 5.0">C ~=` -{ {w_0} over {w_1`R_load} }</annotation>
  </semantics>
</math>
</file>

<file path=Object 9/content.xml><?xml version="1.0" encoding="utf-8"?>
<math xmlns="http://www.w3.org/1998/Math/MathML" display="block">
  <semantics>
    <mrow>
      <mfrac>
        <mrow>
          <msub>
            <mi mathvariant="italic">du</mi>
            <mi>o</mi>
          </msub>
          <mrow>
            <mo fence="true" stretchy="false">(</mo>
            <mrow>
              <mi>t</mi>
            </mrow>
            <mo fence="true" stretchy="false">)</mo>
          </mrow>
        </mrow>
        <mi mathvariant="italic">dt</mi>
      </mfrac>
      <mrow>
        <mspace width="0.5em"/>
        <mo stretchy="false">=</mo>
        <mspace width="0.5em"/>
      </mrow>
      <mi mathvariant="italic">ESR</mi>
      <mrow>
        <mspace width="2em"/>
        <mo stretchy="false">⋅</mo>
        <mspace width="0.5em"/>
      </mrow>
      <mfrac>
        <mi>d</mi>
        <mi mathvariant="italic">dt</mi>
      </mfrac>
      <mrow>
        <mo fence="true" stretchy="true">(</mo>
        <mrow>
          <mrow>
            <msub>
              <mi>i</mi>
              <mi>L</mi>
            </msub>
            <mrow>
              <mo fence="true" stretchy="false">(</mo>
              <mrow>
                <mi>t</mi>
              </mrow>
              <mo fence="true" stretchy="false">)</mo>
            </mrow>
            <mrow>
              <mspace width="0.5em"/>
              <mo stretchy="false">−</mo>
              <mspace width="0.5em"/>
            </mrow>
            <mfrac>
              <mrow>
                <msub>
                  <mi>u</mi>
                  <mi>o</mi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  <msub>
                <mi>R</mi>
                <mi mathvariant="italic">load</mi>
              </msub>
            </mfrac>
          </mrow>
        </mrow>
        <mo fence="true" stretchy="true">)</mo>
      </mrow>
      <mrow>
        <mspace width="0.5em"/>
        <mo stretchy="false">+</mo>
        <mspace width="0.5em"/>
      </mrow>
      <mfrac>
        <mn>1</mn>
        <mi>C</mi>
      </mfrac>
      <mrow>
        <mspace width="0.5em"/>
        <mo stretchy="false">⋅</mo>
        <mspace width="0.5em"/>
      </mrow>
      <mrow>
        <mo fence="true" stretchy="true">(</mo>
        <mrow>
          <mrow>
            <msub>
              <mi>i</mi>
              <mi>L</mi>
            </msub>
            <mrow>
              <mo fence="true" stretchy="false">(</mo>
              <mrow>
                <mi>t</mi>
              </mrow>
              <mo fence="true" stretchy="false">)</mo>
            </mrow>
            <mrow>
              <mspace width="0.5em"/>
              <mo stretchy="false">−</mo>
              <mspace width="0.5em"/>
            </mrow>
            <mfrac>
              <mrow>
                <msub>
                  <mi>u</mi>
                  <mi>o</mi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  <msub>
                <mi>R</mi>
                <mi mathvariant="italic">load</mi>
              </msub>
            </mfrac>
          </mrow>
        </mrow>
        <mo fence="true" stretchy="true">)</mo>
      </mrow>
    </mrow>
    <annotation encoding="StarMath 5.0">{du_o(t)} over {dt} `=` ESR ~cdot` {d} over {dt} left ( i_L(t) `-` {u_o(t)} over {R_load} right ) `+` {1} over {C} `cdot` left ( i_L(t) `-` {u_o(t)} over {R_load} right ) </annotation>
  </semantics>
</math>
</file>